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509556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509556"/>
    </style:style>
    <style:style style:name="P3" style:family="paragraph" style:parent-style-name="Standard">
      <style:text-properties officeooo:paragraph-rsid="00509556"/>
    </style:style>
    <style:style style:name="P4" style:family="paragraph" style:parent-style-name="Standard">
      <style:text-properties officeooo:paragraph-rsid="00afea21"/>
    </style:style>
    <style:style style:name="P5" style:family="paragraph" style:parent-style-name="Standard">
      <style:text-properties officeooo:paragraph-rsid="00bfa288"/>
    </style:style>
    <style:style style:name="P6" style:family="paragraph" style:parent-style-name="Standard">
      <style:text-properties officeooo:paragraph-rsid="00c2892f"/>
    </style:style>
    <style:style style:name="P7" style:family="paragraph" style:parent-style-name="Standard">
      <style:text-properties officeooo:paragraph-rsid="00cf7215"/>
    </style:style>
    <style:style style:name="P8" style:family="paragraph" style:parent-style-name="Standard">
      <style:text-properties officeooo:paragraph-rsid="00d0be34"/>
    </style:style>
    <style:style style:name="P9" style:family="paragraph" style:parent-style-name="Standard">
      <style:paragraph-properties fo:text-align="start" style:justify-single-word="false"/>
      <style:text-properties officeooo:paragraph-rsid="00d0be34"/>
    </style:style>
    <style:style style:name="P10" style:family="paragraph" style:parent-style-name="Standard">
      <style:paragraph-properties fo:text-align="start" style:justify-single-word="false"/>
      <style:text-properties officeooo:paragraph-rsid="00d641f1"/>
    </style:style>
    <style:style style:name="P11" style:family="paragraph" style:parent-style-name="Standard">
      <style:paragraph-properties fo:text-align="start" style:justify-single-word="false"/>
      <style:text-properties officeooo:paragraph-rsid="00d9d2a0"/>
    </style:style>
    <style:style style:name="P12" style:family="paragraph" style:parent-style-name="Standard">
      <style:paragraph-properties fo:text-align="start" style:justify-single-word="false"/>
      <style:text-properties officeooo:paragraph-rsid="00e219c5"/>
    </style:style>
    <style:style style:name="P13" style:family="paragraph" style:parent-style-name="Standard">
      <style:text-properties style:font-name="Liberation Serif" fo:font-size="12pt" officeooo:paragraph-rsid="00b8c964" style:font-size-asian="12pt" style:font-name-complex="Liberation Serif" style:font-size-complex="12pt"/>
    </style:style>
    <style:style style:name="P14" style:family="paragraph" style:parent-style-name="Standard">
      <style:text-properties style:font-name="Liberation Serif" fo:font-size="12pt" officeooo:paragraph-rsid="00bfa288" style:font-size-asian="12pt" style:font-name-complex="Liberation Serif" style:font-size-complex="12pt"/>
    </style:style>
    <style:style style:name="P15" style:family="paragraph" style:parent-style-name="Standard">
      <style:text-properties style:font-name="Liberation Serif" fo:font-size="12pt" officeooo:paragraph-rsid="00c2892f" style:font-size-asian="12pt" style:font-name-complex="Liberation Serif" style:font-size-complex="12pt"/>
    </style:style>
    <style:style style:name="P16" style:family="paragraph" style:parent-style-name="Standard">
      <style:text-properties style:font-name="Liberation Serif" fo:font-size="12pt" officeooo:paragraph-rsid="00cf7215" style:font-size-asian="12pt" style:font-name-complex="Liberation Serif" style:font-size-complex="12pt"/>
    </style:style>
    <style:style style:name="P17" style:family="paragraph" style:parent-style-name="Standard">
      <style:text-properties style:font-name="Liberation Serif" fo:font-size="12pt" officeooo:paragraph-rsid="00c671a3" style:font-size-asian="12pt" style:font-name-complex="Liberation Serif" style:font-size-complex="12pt"/>
    </style:style>
    <style:style style:name="P18" style:family="paragraph" style:parent-style-name="Standard">
      <style:text-properties style:font-name="Liberation Serif" fo:font-size="12pt" officeooo:rsid="00509556" officeooo:paragraph-rsid="00509556" style:font-size-asian="12pt" style:font-name-complex="Liberation Serif" style:font-size-complex="12pt"/>
    </style:style>
    <style:style style:name="P19" style:family="paragraph" style:parent-style-name="Standard">
      <style:text-properties style:font-name="Liberation Serif" fo:font-size="12pt" officeooo:rsid="00509556" officeooo:paragraph-rsid="0055743b" style:font-size-asian="12pt" style:font-name-complex="Liberation Serif" style:font-size-complex="12pt"/>
    </style:style>
    <style:style style:name="P20" style:family="paragraph" style:parent-style-name="Standard">
      <style:text-properties style:font-name="Liberation Serif" fo:font-size="12pt" officeooo:paragraph-rsid="00509556" style:font-size-asian="12pt" style:font-name-complex="Liberation Serif" style:font-size-complex="12pt"/>
    </style:style>
    <style:style style:name="P21" style:family="paragraph" style:parent-style-name="Standard">
      <style:text-properties style:font-name="Liberation Serif" fo:font-size="12pt" officeooo:paragraph-rsid="00d0be34" style:font-size-asian="12pt" style:font-name-complex="Liberation Serif" style:font-size-complex="12pt"/>
    </style:style>
    <style:style style:name="P22" style:family="paragraph" style:parent-style-name="Standard">
      <style:text-properties style:font-name="Liberation Serif" fo:font-size="12pt" officeooo:paragraph-rsid="00afea21" style:font-size-asian="12pt" style:font-name-complex="Liberation Serif" style:font-size-complex="12pt"/>
    </style:style>
    <style:style style:name="P23" style:family="paragraph" style:parent-style-name="Standard">
      <style:text-properties style:font-name="Liberation Serif" fo:font-size="12pt" officeooo:rsid="00306402" officeooo:paragraph-rsid="00306402" style:font-size-asian="12pt" style:font-name-complex="Liberation Serif" style:font-size-complex="12pt"/>
    </style:style>
    <style:style style:name="P24" style:family="paragraph" style:parent-style-name="Standard">
      <style:text-properties style:font-name="Liberation Serif" fo:font-size="12pt" officeooo:rsid="00306402" officeooo:paragraph-rsid="005d17d5" style:font-size-asian="12pt" style:font-name-complex="Liberation Serif" style:font-size-complex="12pt"/>
    </style:style>
    <style:style style:name="P25" style:family="paragraph" style:parent-style-name="Standard">
      <style:text-properties style:font-name="Liberation Serif" fo:font-size="12pt" officeooo:rsid="00306402" officeooo:paragraph-rsid="007a27e2" style:font-size-asian="12pt" style:font-name-complex="Liberation Serif" style:font-size-complex="12pt"/>
    </style:style>
    <style:style style:name="P26" style:family="paragraph" style:parent-style-name="Standard">
      <style:text-properties style:font-name="Liberation Serif" fo:font-size="12pt" officeooo:rsid="00306402" officeooo:paragraph-rsid="00697be8" style:font-size-asian="12pt" style:font-name-complex="Liberation Serif" style:font-size-complex="12pt"/>
    </style:style>
    <style:style style:name="P27" style:family="paragraph" style:parent-style-name="Standard">
      <style:text-properties style:font-name="Liberation Serif" fo:font-size="12pt" officeooo:rsid="00306402" officeooo:paragraph-rsid="0087fd29" style:font-size-asian="12pt" style:font-name-complex="Liberation Serif" style:font-size-complex="12pt"/>
    </style:style>
    <style:style style:name="P28" style:family="paragraph" style:parent-style-name="Standard">
      <style:text-properties style:font-name="Liberation Serif" fo:font-size="12pt" officeooo:rsid="00306402" officeooo:paragraph-rsid="00f082d7" style:font-size-asian="12pt" style:font-name-complex="Liberation Serif" style:font-size-complex="12pt"/>
    </style:style>
    <style:style style:name="P29" style:family="paragraph" style:parent-style-name="Standard">
      <style:text-properties style:font-name="Liberation Serif" fo:font-size="12pt" officeooo:rsid="00306402" officeooo:paragraph-rsid="00f5d928" style:font-size-asian="12pt" style:font-name-complex="Liberation Serif" style:font-size-complex="12pt"/>
    </style:style>
    <style:style style:name="P30" style:family="paragraph" style:parent-style-name="Standard">
      <style:text-properties style:font-name="Liberation Serif" fo:font-size="12pt" officeooo:rsid="0032cdff" officeooo:paragraph-rsid="005d17d5" style:font-size-asian="12pt" style:font-name-complex="Liberation Serif" style:font-size-complex="12pt"/>
    </style:style>
    <style:style style:name="P31" style:family="paragraph" style:parent-style-name="Standard">
      <style:text-properties style:font-name="Liberation Serif" fo:font-size="12pt" officeooo:rsid="00225659" officeooo:paragraph-rsid="00631d5c" style:font-size-asian="12pt" style:font-name-complex="Liberation Serif" style:font-size-complex="12pt"/>
    </style:style>
    <style:style style:name="P32" style:family="paragraph" style:parent-style-name="Standard">
      <style:text-properties style:font-name="Liberation Serif" fo:font-size="12pt" officeooo:rsid="00225659" officeooo:paragraph-rsid="005d17d5" style:font-size-asian="12pt" style:font-name-complex="Liberation Serif" style:font-size-complex="12pt"/>
    </style:style>
    <style:style style:name="P33" style:family="paragraph" style:parent-style-name="Standard">
      <style:text-properties style:font-name="Liberation Serif" fo:font-size="12pt" officeooo:rsid="00225659" officeooo:paragraph-rsid="0023e69c" style:font-size-asian="12pt" style:font-name-complex="Liberation Serif" style:font-size-complex="12pt"/>
    </style:style>
    <style:style style:name="P34" style:family="paragraph" style:parent-style-name="Standard">
      <style:text-properties style:font-name="Liberation Serif" fo:font-size="12pt" officeooo:rsid="0023e69c" officeooo:paragraph-rsid="00631d5c" style:font-size-asian="12pt" style:font-name-complex="Liberation Serif" style:font-size-complex="12pt"/>
    </style:style>
    <style:style style:name="P35" style:family="paragraph" style:parent-style-name="Standard">
      <style:text-properties style:font-name="Liberation Serif" fo:font-size="12pt" officeooo:rsid="00388f82" officeooo:paragraph-rsid="007a27e2" style:font-size-asian="12pt" style:font-name-complex="Liberation Serif" style:font-size-complex="12pt"/>
    </style:style>
    <style:style style:name="P36" style:family="paragraph" style:parent-style-name="Standard">
      <style:text-properties style:font-name="Liberation Serif" fo:font-size="12pt" officeooo:rsid="0024f692" officeooo:paragraph-rsid="0024f692" style:font-size-asian="12pt" style:font-name-complex="Liberation Serif" style:font-size-complex="12pt"/>
    </style:style>
    <style:style style:name="P37" style:family="paragraph" style:parent-style-name="Standard">
      <style:text-properties style:font-name="Liberation Serif" fo:font-size="12pt" officeooo:paragraph-rsid="0024f692" style:font-size-asian="12pt" style:font-name-complex="Liberation Serif" style:font-size-complex="12pt"/>
    </style:style>
    <style:style style:name="P38" style:family="paragraph" style:parent-style-name="Standard">
      <style:text-properties style:font-name="Liberation Serif" fo:font-size="12pt" officeooo:rsid="002a4704" officeooo:paragraph-rsid="002a4704" style:font-size-asian="12pt" style:font-name-complex="Liberation Serif" style:font-size-complex="12pt"/>
    </style:style>
    <style:style style:name="P39" style:family="paragraph" style:parent-style-name="Standard">
      <style:text-properties style:font-name="Liberation Serif" fo:font-size="12pt" officeooo:paragraph-rsid="0068d136" style:font-size-asian="12pt" style:font-name-complex="Liberation Serif" style:font-size-complex="12pt"/>
    </style:style>
    <style:style style:name="P40" style:family="paragraph" style:parent-style-name="Standard">
      <style:text-properties style:font-name="Liberation Serif" fo:font-size="12pt" officeooo:paragraph-rsid="002a4704" style:font-size-asian="12pt" style:font-name-complex="Liberation Serif" style:font-size-complex="12pt"/>
    </style:style>
    <style:style style:name="P41" style:family="paragraph" style:parent-style-name="Standard">
      <style:text-properties style:font-name="Liberation Serif" fo:font-size="12pt" officeooo:paragraph-rsid="00306402" style:font-size-asian="12pt" style:font-name-complex="Liberation Serif" style:font-size-complex="12pt"/>
    </style:style>
    <style:style style:name="P42" style:family="paragraph" style:parent-style-name="Standard">
      <style:text-properties style:font-name="Liberation Serif" fo:font-size="12pt" officeooo:rsid="001ef1f0" officeooo:paragraph-rsid="0023e69c" style:font-size-asian="12pt" style:font-name-complex="Liberation Serif" style:font-size-complex="12pt"/>
    </style:style>
    <style:style style:name="P43" style:family="paragraph" style:parent-style-name="Standard">
      <style:text-properties style:font-name="Liberation Serif" fo:font-size="12pt" officeooo:rsid="001ef1f0" officeooo:paragraph-rsid="001ef1f0" style:font-size-asian="12pt" style:font-name-complex="Liberation Serif" style:font-size-complex="12pt"/>
    </style:style>
    <style:style style:name="P44" style:family="paragraph" style:parent-style-name="Standard">
      <style:text-properties style:font-name="Liberation Serif" fo:font-size="12pt" officeooo:rsid="001fdf33" officeooo:paragraph-rsid="002427bc" style:font-size-asian="12pt" style:font-name-complex="Liberation Serif" style:font-size-complex="12pt"/>
    </style:style>
    <style:style style:name="P45" style:family="paragraph" style:parent-style-name="Standard">
      <style:text-properties style:font-name="Liberation Serif" fo:font-size="12pt" officeooo:paragraph-rsid="007ea3ad" style:font-size-asian="12pt" style:font-name-complex="Liberation Serif" style:font-size-complex="12pt"/>
    </style:style>
    <style:style style:name="P46" style:family="paragraph" style:parent-style-name="Standard">
      <style:text-properties style:font-name="Liberation Serif" fo:font-size="12pt" officeooo:paragraph-rsid="006acb56" style:font-size-asian="12pt" style:font-name-complex="Liberation Serif" style:font-size-complex="12pt"/>
    </style:style>
    <style:style style:name="P47" style:family="paragraph" style:parent-style-name="Standard">
      <style:text-properties style:font-name="Liberation Serif" fo:font-size="12pt" officeooo:rsid="002f5257" officeooo:paragraph-rsid="00697be8" style:font-size-asian="12pt" style:font-name-complex="Liberation Serif" style:font-size-complex="12pt"/>
    </style:style>
    <style:style style:name="P48" style:family="paragraph" style:parent-style-name="Standard">
      <style:text-properties style:font-name="Liberation Serif" fo:font-size="12pt" officeooo:rsid="002f5257" officeooo:paragraph-rsid="00a418a8" style:font-size-asian="12pt" style:font-name-complex="Liberation Serif" style:font-size-complex="12pt"/>
    </style:style>
    <style:style style:name="P49" style:family="paragraph" style:parent-style-name="Standard">
      <style:text-properties style:font-name="Liberation Serif" fo:font-size="12pt" officeooo:rsid="002f5257" officeooo:paragraph-rsid="002f5257" style:font-size-asian="12pt" style:font-name-complex="Liberation Serif" style:font-size-complex="12pt"/>
    </style:style>
    <style:style style:name="P50" style:family="paragraph" style:parent-style-name="Standard">
      <style:text-properties style:font-name="Liberation Serif" fo:font-size="12pt" officeooo:rsid="002f5257" officeooo:paragraph-rsid="00ecea90" style:font-size-asian="12pt" style:font-name-complex="Liberation Serif" style:font-size-complex="12pt"/>
    </style:style>
    <style:style style:name="P51" style:family="paragraph" style:parent-style-name="Standard">
      <style:text-properties style:font-name="Liberation Serif" fo:font-size="12pt" officeooo:paragraph-rsid="00e219c5" style:font-size-asian="12pt" style:font-name-complex="Liberation Serif" style:font-size-complex="12pt"/>
    </style:style>
    <style:style style:name="P52" style:family="paragraph" style:parent-style-name="Standard">
      <style:text-properties style:font-name="Liberation Serif" fo:font-size="12pt" fo:font-weight="normal" officeooo:paragraph-rsid="00afea21" style:font-size-asian="12pt" style:font-weight-asian="normal" style:font-name-complex="Liberation Serif" style:font-size-complex="12pt" style:font-weight-complex="normal"/>
    </style:style>
    <style:style style:name="P53" style:family="paragraph" style:parent-style-name="Standard">
      <style:text-properties style:font-name="Liberation Serif" fo:font-size="12pt" fo:font-weight="normal" officeooo:rsid="00306402" officeooo:paragraph-rsid="00306402" style:font-size-asian="12pt" style:font-weight-asian="normal" style:font-name-complex="Liberation Serif" style:font-size-complex="12pt" style:font-weight-complex="normal"/>
    </style:style>
    <style:style style:name="P54" style:family="paragraph" style:parent-style-name="Standard">
      <style:text-properties style:font-name="Liberation Serif" fo:font-size="12pt" fo:font-weight="normal" officeooo:paragraph-rsid="004ac02a" style:font-size-asian="12pt" style:font-weight-asian="normal" style:font-name-complex="Liberation Serif" style:font-size-complex="12pt" style:font-weight-complex="normal"/>
    </style:style>
    <style:style style:name="P55" style:family="paragraph" style:parent-style-name="Standard">
      <style:text-properties officeooo:paragraph-rsid="00d43525"/>
    </style:style>
    <style:style style:name="P56" style:family="paragraph" style:parent-style-name="Standard">
      <style:text-properties officeooo:paragraph-rsid="00dee01f"/>
    </style:style>
    <style:style style:name="P57" style:family="paragraph" style:parent-style-name="Standard">
      <style:text-properties officeooo:paragraph-rsid="00e219c5"/>
    </style:style>
    <style:style style:name="P58" style:family="paragraph" style:parent-style-name="Standard">
      <style:text-properties officeooo:paragraph-rsid="00e3db48"/>
    </style:style>
    <style:style style:name="P59" style:family="paragraph" style:parent-style-name="Standard">
      <style:text-properties officeooo:paragraph-rsid="00e849f1"/>
    </style:style>
    <style:style style:name="P60" style:family="paragraph" style:parent-style-name="Standard">
      <style:text-properties officeooo:paragraph-rsid="00f5d928"/>
    </style:style>
    <style:style style:name="P61" style:family="paragraph" style:parent-style-name="Standard">
      <style:text-properties officeooo:paragraph-rsid="00f73698"/>
    </style:style>
    <style:style style:name="P62" style:family="paragraph" style:parent-style-name="Standard">
      <style:text-properties officeooo:paragraph-rsid="00fa592d"/>
    </style:style>
    <style:style style:name="P63" style:family="paragraph" style:parent-style-name="Standard">
      <style:text-properties officeooo:paragraph-rsid="00fd1866"/>
    </style:style>
    <style:style style:name="P64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weight="bold" officeooo:rsid="00509556" officeooo:paragraph-rsid="00509556" style:font-size-asian="12pt" style:font-weight-asian="bold" style:font-name-complex="Liberation Serif" style:font-size-complex="12pt" style:font-weight-complex="bold"/>
    </style:style>
    <style:style style:name="P65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weight="bold" officeooo:rsid="00616e7b" officeooo:paragraph-rsid="00616e7b" style:font-size-asian="12pt" style:font-weight-asian="bold" style:font-name-complex="Liberation Serif" style:font-size-complex="12pt" style:font-weight-complex="bold"/>
    </style:style>
    <style:style style:name="P66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306402" officeooo:paragraph-rsid="00b8c964" style:font-size-asian="12pt" style:font-weight-asian="bold" style:font-name-complex="Liberation Serif" style:font-size-complex="12pt" style:font-weight-complex="bold"/>
    </style:style>
    <style:style style:name="P67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306402" officeooo:paragraph-rsid="00bfa288" style:font-size-asian="12pt" style:font-weight-asian="bold" style:font-name-complex="Liberation Serif" style:font-size-complex="12pt" style:font-weight-complex="bold"/>
    </style:style>
    <style:style style:name="P68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306402" officeooo:paragraph-rsid="00c2892f" style:font-size-asian="12pt" style:font-weight-asian="bold" style:font-name-complex="Liberation Serif" style:font-size-complex="12pt" style:font-weight-complex="bold"/>
    </style:style>
    <style:style style:name="P69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306402" officeooo:paragraph-rsid="00cf7215" style:font-size-asian="12pt" style:font-weight-asian="bold" style:font-name-complex="Liberation Serif" style:font-size-complex="12pt" style:font-weight-complex="bold"/>
    </style:style>
    <style:style style:name="P70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306402" officeooo:paragraph-rsid="00c671a3" style:font-size-asian="12pt" style:font-weight-asian="bold" style:font-name-complex="Liberation Serif" style:font-size-complex="12pt" style:font-weight-complex="bold"/>
    </style:style>
    <style:style style:name="P71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306402" officeooo:paragraph-rsid="00d0be34" style:font-size-asian="12pt" style:font-weight-asian="bold" style:font-name-complex="Liberation Serif" style:font-size-complex="12pt" style:font-weight-complex="bold"/>
    </style:style>
    <style:style style:name="P72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306402" officeooo:paragraph-rsid="005fd826" style:font-size-asian="12pt" style:font-weight-asian="bold" style:font-name-complex="Liberation Serif" style:font-size-complex="12pt" style:font-weight-complex="bold"/>
    </style:style>
    <style:style style:name="P73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306402" officeooo:paragraph-rsid="00e219c5" style:font-size-asian="12pt" style:font-weight-asian="bold" style:font-name-complex="Liberation Serif" style:font-size-complex="12pt" style:font-weight-complex="bold"/>
    </style:style>
    <style:style style:name="P74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306402" officeooo:paragraph-rsid="00e849f1" style:font-size-asian="12pt" style:font-weight-asian="bold" style:font-name-complex="Liberation Serif" style:font-size-complex="12pt" style:font-weight-complex="bold"/>
    </style:style>
    <style:style style:name="P75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306402" officeooo:paragraph-rsid="00f5d928" style:font-size-asian="12pt" style:font-weight-asian="bold" style:font-name-complex="Liberation Serif" style:font-size-complex="12pt" style:font-weight-complex="bold"/>
    </style:style>
    <style:style style:name="P76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306402" officeooo:paragraph-rsid="00fa592d" style:font-size-asian="12pt" style:font-weight-asian="bold" style:font-name-complex="Liberation Serif" style:font-size-complex="12pt" style:font-weight-complex="bold"/>
    </style:style>
    <style:style style:name="P77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225659" officeooo:paragraph-rsid="005fd826" style:font-size-asian="12pt" style:font-weight-asian="bold" style:font-name-complex="Liberation Serif" style:font-size-complex="12pt" style:font-weight-complex="bold"/>
    </style:style>
    <style:style style:name="P78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24f692" officeooo:paragraph-rsid="005fd826" style:font-size-asian="12pt" style:font-weight-asian="bold" style:font-name-complex="Liberation Serif" style:font-size-complex="12pt" style:font-weight-complex="bold"/>
    </style:style>
    <style:style style:name="P79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2a4704" officeooo:paragraph-rsid="005fd826" style:font-size-asian="12pt" style:font-weight-asian="bold" style:font-name-complex="Liberation Serif" style:font-size-complex="12pt" style:font-weight-complex="bold"/>
    </style:style>
    <style:style style:name="P80" style:family="paragraph" style:parent-style-name="Standard">
      <style:paragraph-properties fo:padding="0.049cm" fo:border="0.06pt solid #000000" style:shadow="#808080 0.18cm 0.18cm"/>
      <style:text-properties style:font-name="Liberation Serif" fo:font-size="12pt" fo:font-weight="bold" officeooo:rsid="002f5257" officeooo:paragraph-rsid="005fd826" style:font-size-asian="12pt" style:font-weight-asian="bold" style:font-name-complex="Liberation Serif" style:font-size-complex="12pt" style:font-weight-complex="bold"/>
    </style:style>
    <style:style style:name="P81" style:family="paragraph" style:parent-style-name="Standard">
      <style:paragraph-properties fo:padding="0.049cm" fo:border="0.06pt solid #000000" style:shadow="#808080 0.18cm 0.18cm"/>
      <style:text-properties style:font-name="Liberation Serif" fo:font-size="12pt" officeooo:rsid="00509556" officeooo:paragraph-rsid="0055743b" style:font-size-asian="12pt" style:font-name-complex="Liberation Serif" style:font-size-complex="12pt"/>
    </style:style>
    <style:style style:name="P82" style:family="paragraph" style:parent-style-name="Standard">
      <style:paragraph-properties fo:padding="0.049cm" fo:border="0.06pt solid #000000" style:shadow="#808080 0.18cm 0.18cm"/>
      <style:text-properties style:font-name="Liberation Serif" fo:font-size="12pt" officeooo:paragraph-rsid="00afea21" style:font-size-asian="12pt" style:font-name-complex="Liberation Serif" style:font-size-complex="12pt"/>
    </style:style>
    <style:style style:name="P83" style:family="paragraph" style:parent-style-name="Standard">
      <style:paragraph-properties fo:padding="0.049cm" fo:border="0.06pt solid #000000" style:shadow="#808080 0.18cm 0.18cm"/>
      <style:text-properties style:font-name="Liberation Serif" fo:font-size="12pt" officeooo:paragraph-rsid="005fd826" style:font-size-asian="12pt" style:font-name-complex="Liberation Serif" style:font-size-complex="12pt"/>
    </style:style>
    <style:style style:name="P84" style:family="paragraph" style:parent-style-name="Standard">
      <style:paragraph-properties fo:padding="0.049cm" fo:border="0.06pt solid #000000" style:shadow="#808080 0.18cm 0.18cm"/>
      <style:text-properties style:font-name="Liberation Serif" fo:font-size="12pt" officeooo:rsid="001fdf33" officeooo:paragraph-rsid="005fd826" style:font-size-asian="12pt" style:font-name-complex="Liberation Serif" style:font-size-complex="12pt"/>
    </style:style>
    <style:style style:name="T1" style:family="text">
      <style:text-properties officeooo:rsid="001fdf33"/>
    </style:style>
    <style:style style:name="T2" style:family="text">
      <style:text-properties officeooo:rsid="0021d92a"/>
    </style:style>
    <style:style style:name="T3" style:family="text">
      <style:text-properties officeooo:rsid="0023e69c"/>
    </style:style>
    <style:style style:name="T4" style:family="text">
      <style:text-properties officeooo:rsid="0026e6dd"/>
    </style:style>
    <style:style style:name="T5" style:family="text">
      <style:text-properties officeooo:rsid="002a4704"/>
    </style:style>
    <style:style style:name="T6" style:family="text">
      <style:text-properties officeooo:rsid="002bd061"/>
    </style:style>
    <style:style style:name="T7" style:family="text">
      <style:text-properties officeooo:rsid="002f9783"/>
    </style:style>
    <style:style style:name="T8" style:family="text">
      <style:text-properties officeooo:rsid="00306402"/>
    </style:style>
    <style:style style:name="T9" style:family="text">
      <style:text-properties officeooo:rsid="00317cb7"/>
    </style:style>
    <style:style style:name="T10" style:family="text">
      <style:text-properties officeooo:rsid="0032cdff"/>
    </style:style>
    <style:style style:name="T11" style:family="text">
      <style:text-properties officeooo:rsid="00388f82"/>
    </style:style>
    <style:style style:name="T12" style:family="text">
      <style:text-properties officeooo:rsid="003d06cc"/>
    </style:style>
    <style:style style:name="T13" style:family="text">
      <style:text-properties officeooo:rsid="00403e78"/>
    </style:style>
    <style:style style:name="T14" style:family="text">
      <style:text-properties officeooo:rsid="0044e815"/>
    </style:style>
    <style:style style:name="T15" style:family="text">
      <style:text-properties officeooo:rsid="00461ca2"/>
    </style:style>
    <style:style style:name="T16" style:family="text">
      <style:text-properties officeooo:rsid="004ac02a"/>
    </style:style>
    <style:style style:name="T17" style:family="text">
      <style:text-properties fo:language="grc" fo:country="GR"/>
    </style:style>
    <style:style style:name="T18" style:family="text">
      <style:text-properties fo:language="grc" fo:country="GR" officeooo:rsid="004ac02a"/>
    </style:style>
    <style:style style:name="T19" style:family="text">
      <style:text-properties fo:language="grc" fo:country="GR" fo:font-style="italic" style:font-style-asian="italic" style:font-style-complex="italic"/>
    </style:style>
    <style:style style:name="T20" style:family="text">
      <style:text-properties fo:language="grc" fo:country="GR" officeooo:rsid="00671d07"/>
    </style:style>
    <style:style style:name="T21" style:family="text">
      <style:text-properties fo:language="grc" fo:country="GR" officeooo:rsid="00719312"/>
    </style:style>
    <style:style style:name="T22" style:family="text">
      <style:text-properties fo:language="grc" fo:country="GR" officeooo:rsid="0071c644"/>
    </style:style>
    <style:style style:name="T23" style:family="text">
      <style:text-properties officeooo:rsid="004c9936"/>
    </style:style>
    <style:style style:name="T24" style:family="text">
      <style:text-properties officeooo:rsid="004f1084"/>
    </style:style>
    <style:style style:name="T25" style:family="text">
      <style:text-properties fo:language="la" fo:country="VA" fo:font-weight="normal" style:font-weight-asian="normal" style:font-weight-complex="normal"/>
    </style:style>
    <style:style style:name="T26" style:family="text">
      <style:text-properties fo:language="la" fo:country="VA" fo:font-weight="normal" officeooo:rsid="00306402" style:font-weight-asian="normal" style:font-weight-complex="normal"/>
    </style:style>
    <style:style style:name="T27" style:family="text">
      <style:text-properties fo:language="la" fo:country="VA" fo:font-weight="normal" officeooo:rsid="0076f5c0" style:font-weight-asian="normal" style:font-weight-complex="normal"/>
    </style:style>
    <style:style style:name="T28" style:family="text">
      <style:text-properties fo:language="la" fo:country="VA" fo:font-style="italic" style:font-style-asian="italic" style:font-style-complex="italic"/>
    </style:style>
    <style:style style:name="T29" style:family="text">
      <style:text-properties fo:language="la" fo:country="VA" fo:font-style="italic" fo:font-weight="normal" officeooo:rsid="0076f5c0" style:font-style-asian="italic" style:font-weight-asian="normal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55743b" style:font-style-asian="italic" style:font-style-complex="italic"/>
    </style:style>
    <style:style style:name="T32" style:family="text">
      <style:text-properties fo:font-style="italic" officeooo:rsid="00317cb7" style:font-style-asian="italic" style:font-style-complex="italic"/>
    </style:style>
    <style:style style:name="T33" style:family="text">
      <style:text-properties fo:font-style="italic" officeooo:rsid="0032cdff" style:font-style-asian="italic" style:font-style-complex="italic"/>
    </style:style>
    <style:style style:name="T34" style:family="text">
      <style:text-properties fo:font-style="italic" officeooo:rsid="0023e69c" style:font-style-asian="italic" style:font-style-complex="italic"/>
    </style:style>
    <style:style style:name="T35" style:family="text">
      <style:text-properties fo:font-style="italic" officeooo:rsid="003d06cc" style:font-style-asian="italic" style:font-style-complex="italic"/>
    </style:style>
    <style:style style:name="T36" style:family="text">
      <style:text-properties fo:font-style="italic" officeooo:rsid="0026e6dd" style:font-style-asian="italic" style:font-style-complex="italic"/>
    </style:style>
    <style:style style:name="T37" style:family="text">
      <style:text-properties fo:font-style="italic" officeooo:rsid="00403e78" style:font-style-asian="italic" style:font-style-complex="italic"/>
    </style:style>
    <style:style style:name="T38" style:family="text">
      <style:text-properties fo:font-style="italic" officeooo:rsid="0044e815" style:font-style-asian="italic" style:font-style-complex="italic"/>
    </style:style>
    <style:style style:name="T39" style:family="text">
      <style:text-properties fo:font-style="italic" officeooo:rsid="00461ca2" style:font-style-asian="italic" style:font-style-complex="italic"/>
    </style:style>
    <style:style style:name="T40" style:family="text">
      <style:text-properties fo:font-style="italic" officeooo:rsid="004c9936" style:font-style-asian="italic" style:font-style-complex="italic"/>
    </style:style>
    <style:style style:name="T41" style:family="text">
      <style:text-properties fo:font-style="italic" officeooo:rsid="007a47ca" style:font-style-asian="italic" style:font-style-complex="italic"/>
    </style:style>
    <style:style style:name="T42" style:family="text">
      <style:text-properties fo:font-style="italic" officeooo:rsid="00735523" style:font-style-asian="italic" style:font-style-complex="italic"/>
    </style:style>
    <style:style style:name="T43" style:family="text">
      <style:text-properties fo:font-style="italic" officeooo:rsid="0075497a" style:font-style-asian="italic" style:font-style-complex="italic"/>
    </style:style>
    <style:style style:name="T44" style:family="text">
      <style:text-properties fo:font-style="italic" officeooo:rsid="0076f5c0" style:font-style-asian="italic" style:font-style-complex="italic"/>
    </style:style>
    <style:style style:name="T45" style:family="text">
      <style:text-properties fo:font-style="italic" officeooo:rsid="00779b8c" style:font-style-asian="italic" style:font-style-complex="italic"/>
    </style:style>
    <style:style style:name="T46" style:family="text">
      <style:text-properties fo:font-style="italic" officeooo:rsid="0077a464" style:font-style-asian="italic" style:font-style-complex="italic"/>
    </style:style>
    <style:style style:name="T47" style:family="text">
      <style:text-properties fo:font-style="italic" officeooo:rsid="007cb67a" style:font-style-asian="italic" style:font-style-complex="italic"/>
    </style:style>
    <style:style style:name="T48" style:family="text">
      <style:text-properties fo:font-style="italic" officeooo:rsid="00951bcb" style:font-style-asian="italic" style:font-style-complex="italic"/>
    </style:style>
    <style:style style:name="T49" style:family="text">
      <style:text-properties fo:font-style="italic" officeooo:rsid="009da530" style:font-style-asian="italic" style:font-style-complex="italic"/>
    </style:style>
    <style:style style:name="T50" style:family="text">
      <style:text-properties fo:font-style="italic" officeooo:rsid="009f1d72" style:font-style-asian="italic" style:font-style-complex="italic"/>
    </style:style>
    <style:style style:name="T51" style:family="text">
      <style:text-properties fo:font-style="italic" officeooo:rsid="00b2332e" style:font-style-asian="italic" style:font-style-complex="italic"/>
    </style:style>
    <style:style style:name="T52" style:family="text">
      <style:text-properties fo:font-style="italic" officeooo:rsid="00bab9ff" style:font-style-asian="italic" style:font-style-complex="italic"/>
    </style:style>
    <style:style style:name="T53" style:family="text">
      <style:text-properties fo:font-style="italic" officeooo:rsid="00b51165" style:font-style-asian="italic" style:font-style-complex="italic"/>
    </style:style>
    <style:style style:name="T54" style:family="text">
      <style:text-properties fo:font-style="italic" officeooo:rsid="00b31977" style:font-style-asian="italic" style:font-style-complex="italic"/>
    </style:style>
    <style:style style:name="T55" style:family="text">
      <style:text-properties fo:font-style="italic" officeooo:rsid="00bca057" style:font-style-asian="italic" style:font-style-complex="italic"/>
    </style:style>
    <style:style style:name="T56" style:family="text">
      <style:text-properties fo:font-style="italic" officeooo:rsid="00c385c1" style:font-style-asian="italic" style:font-style-complex="italic"/>
    </style:style>
    <style:style style:name="T57" style:family="text">
      <style:text-properties fo:font-style="italic" officeooo:rsid="00c6ae61" style:font-style-asian="italic" style:font-style-complex="italic"/>
    </style:style>
    <style:style style:name="T58" style:family="text">
      <style:text-properties fo:font-style="italic" officeooo:rsid="004f1084" style:font-style-asian="italic" style:font-style-complex="italic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1ef1f0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306402" style:font-style-asian="italic" style:font-weight-asian="bold" style:font-style-complex="italic" style:font-weight-complex="bold"/>
    </style:style>
    <style:style style:name="T62" style:family="text">
      <style:text-properties fo:font-style="italic" style:text-underline-style="none" officeooo:rsid="00c0256a" style:font-style-asian="italic" style:font-style-complex="italic"/>
    </style:style>
    <style:style style:name="T63" style:family="text">
      <style:text-properties fo:font-style="italic" style:text-underline-style="none" officeooo:rsid="00c2a478" style:font-style-asian="italic" style:font-style-complex="italic"/>
    </style:style>
    <style:style style:name="T64" style:family="text">
      <style:text-properties fo:font-style="italic" style:text-underline-style="none" officeooo:rsid="00c671a3" style:font-style-asian="italic" style:font-style-complex="italic"/>
    </style:style>
    <style:style style:name="T65" style:family="text">
      <style:text-properties fo:font-style="italic" officeooo:rsid="00b8c964" style:font-name-asian="Liberation Serif1" style:font-style-asian="italic" style:font-style-complex="italic"/>
    </style:style>
    <style:style style:name="T66" style:family="text">
      <style:text-properties fo:font-style="italic" officeooo:rsid="00bfa288" style:font-name-asian="Liberation Serif1" style:font-style-asian="italic" style:font-style-complex="italic"/>
    </style:style>
    <style:style style:name="T67" style:family="text">
      <style:text-properties fo:font-style="italic" officeooo:rsid="00c2892f" style:font-name-asian="Liberation Serif1" style:font-style-asian="italic" style:font-style-complex="italic"/>
    </style:style>
    <style:style style:name="T68" style:family="text">
      <style:text-properties fo:font-style="italic" officeooo:rsid="00b0f37e" style:font-name-asian="Liberation Serif1" style:font-style-asian="italic" style:font-style-complex="italic"/>
    </style:style>
    <style:style style:name="T69" style:family="text">
      <style:text-properties fo:font-style="italic" officeooo:rsid="00c671a3" style:font-name-asian="Liberation Serif1" style:font-style-asian="italic" style:font-style-complex="italic"/>
    </style:style>
    <style:style style:name="T70" style:family="text">
      <style:text-properties fo:font-style="italic" officeooo:rsid="00d0be34" style:font-name-asian="Liberation Serif1" style:font-style-asian="italic" style:font-style-complex="italic"/>
    </style:style>
    <style:style style:name="T71" style:family="text">
      <style:text-properties fo:font-style="italic" officeooo:rsid="00e219c5" style:font-name-asian="Liberation Serif1" style:font-style-asian="italic" style:font-style-complex="italic"/>
    </style:style>
    <style:style style:name="T72" style:family="text">
      <style:text-properties fo:font-style="italic" officeooo:rsid="00e849f1" style:font-name-asian="Liberation Serif1" style:font-style-asian="italic" style:font-style-complex="italic"/>
    </style:style>
    <style:style style:name="T73" style:family="text">
      <style:text-properties fo:font-style="italic" officeooo:rsid="00f5d928" style:font-name-asian="Liberation Serif1" style:font-style-asian="italic" style:font-style-complex="italic"/>
    </style:style>
    <style:style style:name="T74" style:family="text">
      <style:text-properties fo:font-style="italic" officeooo:rsid="00fb822d" style:font-name-asian="Liberation Serif1" style:font-style-asian="italic" style:font-style-complex="italic"/>
    </style:style>
    <style:style style:name="T75" style:family="text">
      <style:text-properties fo:font-style="normal" officeooo:rsid="00509556" style:font-style-asian="normal" style:font-style-complex="normal"/>
    </style:style>
    <style:style style:name="T76" style:family="text">
      <style:text-properties fo:font-style="normal" officeooo:rsid="0063c233" style:font-style-asian="normal" style:font-style-complex="normal"/>
    </style:style>
    <style:style style:name="T77" style:family="text">
      <style:text-properties fo:font-style="normal" officeooo:rsid="00461ca2" style:font-style-asian="normal" style:font-style-complex="normal"/>
    </style:style>
    <style:style style:name="T78" style:family="text">
      <style:text-properties fo:font-style="normal" officeooo:rsid="00671d07" style:font-style-asian="normal" style:font-style-complex="normal"/>
    </style:style>
    <style:style style:name="T79" style:family="text">
      <style:text-properties fo:font-style="normal" officeooo:rsid="006acb56" style:font-style-asian="normal" style:font-style-complex="normal"/>
    </style:style>
    <style:style style:name="T80" style:family="text">
      <style:text-properties fo:font-style="normal" officeooo:rsid="007c3efa" style:font-style-asian="normal" style:font-style-complex="normal"/>
    </style:style>
    <style:style style:name="T81" style:family="text">
      <style:text-properties fo:font-style="normal" officeooo:rsid="009aaaf8" style:font-style-asian="normal" style:font-style-complex="normal"/>
    </style:style>
    <style:style style:name="T82" style:family="text">
      <style:text-properties fo:font-style="normal" officeooo:rsid="009aebfa" style:font-style-asian="normal" style:font-style-complex="normal"/>
    </style:style>
    <style:style style:name="T83" style:family="text">
      <style:text-properties fo:font-style="normal" officeooo:rsid="00ac68d8" style:font-style-asian="normal" style:font-style-complex="normal"/>
    </style:style>
    <style:style style:name="T84" style:family="text">
      <style:text-properties fo:font-style="normal" officeooo:rsid="00bca057" style:font-style-asian="normal" style:font-style-complex="normal"/>
    </style:style>
    <style:style style:name="T85" style:family="text">
      <style:text-properties fo:font-style="normal" officeooo:rsid="00c0256a" style:font-style-asian="normal" style:font-style-complex="normal"/>
    </style:style>
    <style:style style:name="T86" style:family="text">
      <style:text-properties fo:font-style="normal" officeooo:rsid="00c0cbe6" style:font-style-asian="normal" style:font-style-complex="normal"/>
    </style:style>
    <style:style style:name="T87" style:family="text">
      <style:text-properties fo:font-style="normal" officeooo:rsid="00c2a478" style:font-style-asian="normal" style:font-style-complex="normal"/>
    </style:style>
    <style:style style:name="T88" style:family="text">
      <style:text-properties fo:font-style="normal" officeooo:rsid="00c385c1" style:font-style-asian="normal" style:font-style-complex="normal"/>
    </style:style>
    <style:style style:name="T89" style:family="text">
      <style:text-properties fo:font-style="normal" officeooo:rsid="00c434fa" style:font-style-asian="normal" style:font-style-complex="normal"/>
    </style:style>
    <style:style style:name="T90" style:family="text">
      <style:text-properties fo:font-style="normal" officeooo:rsid="00c493d3" style:font-style-asian="normal" style:font-style-complex="normal"/>
    </style:style>
    <style:style style:name="T91" style:family="text">
      <style:text-properties fo:font-style="normal" officeooo:rsid="00c6ae61" style:font-style-asian="normal" style:font-style-complex="normal"/>
    </style:style>
    <style:style style:name="T92" style:family="text">
      <style:text-properties fo:font-style="normal" officeooo:rsid="00c96081" style:font-style-asian="normal" style:font-style-complex="normal"/>
    </style:style>
    <style:style style:name="T93" style:family="text">
      <style:text-properties fo:font-style="normal" fo:font-weight="normal" officeooo:rsid="0063c233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671d07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officeooo:rsid="00c671a3" style:font-style-asian="normal" style:font-style-complex="normal"/>
    </style:style>
    <style:style style:name="T96" style:family="text">
      <style:text-properties officeooo:rsid="00682202"/>
    </style:style>
    <style:style style:name="T97" style:family="text">
      <style:text-properties style:text-position="super 58%" officeooo:rsid="0023e69c" loext:shadow="none"/>
    </style:style>
    <style:style style:name="T98" style:family="text">
      <style:text-properties style:text-position="super 58%" fo:font-style="normal" fo:font-weight="normal" officeooo:rsid="0023e69c" style:font-style-asian="normal" style:font-weight-asian="normal" style:font-style-complex="normal" style:font-weight-complex="normal" loext:shadow="none"/>
    </style:style>
    <style:style style:name="T99" style:family="text">
      <style:text-properties style:text-position="super 58%" style:font-name="Liberation Serif" fo:font-size="12pt" fo:language="grc" fo:country="GR" fo:font-style="normal" fo:font-weight="normal" officeooo:rsid="0023e69c" style:font-size-asian="12pt" style:font-style-asian="normal" style:font-weight-asian="normal" style:font-name-complex="Liberation Serif" style:font-size-complex="12pt" style:font-style-complex="normal" style:font-weight-complex="normal" loext:shadow="none"/>
    </style:style>
    <style:style style:name="T100" style:family="text">
      <style:text-properties officeooo:rsid="00735523"/>
    </style:style>
    <style:style style:name="T101" style:family="text">
      <style:text-properties officeooo:rsid="0075497a"/>
    </style:style>
    <style:style style:name="T102" style:family="text">
      <style:text-properties officeooo:rsid="0076f5c0"/>
    </style:style>
    <style:style style:name="T103" style:family="text">
      <style:text-properties officeooo:rsid="00779b8c"/>
    </style:style>
    <style:style style:name="T104" style:family="text">
      <style:text-properties officeooo:rsid="0077a464"/>
    </style:style>
    <style:style style:name="T105" style:family="text">
      <style:text-properties officeooo:rsid="007a47ca"/>
    </style:style>
    <style:style style:name="T106" style:family="text">
      <style:text-properties officeooo:rsid="007c3efa"/>
    </style:style>
    <style:style style:name="T107" style:family="text">
      <style:text-properties officeooo:rsid="007cb67a"/>
    </style:style>
    <style:style style:name="T108" style:family="text">
      <style:text-properties fo:language="he" fo:country="IL" fo:font-style="normal" officeooo:rsid="00461ca2" style:font-style-asian="normal" style:font-style-complex="normal"/>
    </style:style>
    <style:style style:name="T109" style:family="text">
      <style:text-properties officeooo:rsid="001ef1f0"/>
    </style:style>
    <style:style style:name="T110" style:family="text">
      <style:text-properties officeooo:rsid="0091ef20"/>
    </style:style>
    <style:style style:name="T111" style:family="text">
      <style:text-properties officeooo:rsid="0098fe8f"/>
    </style:style>
    <style:style style:name="T112" style:family="text">
      <style:text-properties officeooo:rsid="009da530"/>
    </style:style>
    <style:style style:name="T113" style:family="text">
      <style:text-properties officeooo:rsid="009f1d72"/>
    </style:style>
    <style:style style:name="T114" style:family="text">
      <style:text-properties officeooo:rsid="00a3d412"/>
    </style:style>
    <style:style style:name="T115" style:family="text">
      <style:text-properties style:text-position="sub 58%" fo:language="la" fo:country="VA" fo:font-style="italic" fo:font-weight="normal" officeooo:rsid="0076f5c0" style:font-style-asian="italic" style:font-weight-asian="normal" style:font-style-complex="italic" style:font-weight-complex="normal"/>
    </style:style>
    <style:style style:name="T116" style:family="text">
      <style:text-properties style:text-position="sub 58%" style:font-name="Liberation Serif" fo:font-size="12pt" fo:language="la" fo:country="VA" fo:font-style="italic" style:text-underline-style="none" fo:font-weight="normal" officeooo:rsid="00509556" style:font-size-asian="12pt" style:font-style-asian="italic" style:font-weight-asian="normal" style:font-name-complex="Liberation Serif" style:font-size-complex="12pt" style:font-style-complex="italic" style:font-weight-complex="normal" loext:shadow="none"/>
    </style:style>
    <style:style style:name="T117" style:family="text">
      <style:text-properties officeooo:rsid="00b2332e"/>
    </style:style>
    <style:style style:name="T118" style:family="text">
      <style:text-properties officeooo:rsid="00b31977"/>
    </style:style>
    <style:style style:name="T119" style:family="text">
      <style:text-properties officeooo:rsid="00b51165"/>
    </style:style>
    <style:style style:name="T120" style:family="text">
      <style:text-properties officeooo:rsid="005d17d5" style:font-name-asian="Liberation Serif1"/>
    </style:style>
    <style:style style:name="T121" style:family="text">
      <style:text-properties fo:font-weight="bold" officeooo:rsid="005d17d5" style:font-name-asian="Liberation Serif1" style:font-weight-asian="bold" style:font-weight-complex="bold"/>
    </style:style>
    <style:style style:name="T122" style:family="text">
      <style:text-properties style:font-name="Liberation Serif" fo:font-size="12pt" fo:font-weight="normal" officeooo:rsid="00509556" style:font-size-asian="12pt" style:font-weight-asian="normal" style:font-name-complex="Liberation Serif" style:font-size-complex="12pt" style:font-weight-complex="normal"/>
    </style:style>
    <style:style style:name="T123" style:family="text">
      <style:text-properties style:font-name="Liberation Serif" fo:font-size="12pt" fo:language="la" fo:country="VA" fo:font-style="italic" fo:font-weight="normal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24" style:family="text">
      <style:text-properties style:font-name="Liberation Serif" fo:font-size="12pt" fo:language="la" fo:country="VA" fo:font-style="italic" fo:font-weight="normal" officeooo:rsid="00d0be34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25" style:family="text">
      <style:text-properties style:font-name="Liberation Serif" fo:font-size="12pt" fo:language="la" fo:country="VA" fo:font-style="italic" fo:font-weight="normal" officeooo:rsid="00d1d9ab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26" style:family="text">
      <style:text-properties style:font-name="Liberation Serif" fo:font-size="12pt" fo:language="la" fo:country="VA" fo:font-style="italic" fo:font-weight="normal" officeooo:rsid="00d2ebd6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27" style:family="text">
      <style:text-properties style:font-name="Liberation Serif" fo:font-size="12pt" fo:language="la" fo:country="VA" fo:font-style="italic" fo:font-weight="normal" officeooo:rsid="00d43525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28" style:family="text">
      <style:text-properties style:font-name="Liberation Serif" fo:font-size="12pt" fo:language="la" fo:country="VA" fo:font-style="italic" fo:font-weight="normal" officeooo:rsid="00d641f1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29" style:family="text">
      <style:text-properties style:font-name="Liberation Serif" fo:font-size="12pt" fo:language="la" fo:country="VA" fo:font-style="italic" fo:font-weight="normal" officeooo:rsid="00d6ac86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30" style:family="text">
      <style:text-properties style:font-name="Liberation Serif" fo:font-size="12pt" fo:language="la" fo:country="VA" fo:font-style="italic" fo:font-weight="normal" officeooo:rsid="00d895db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31" style:family="text">
      <style:text-properties style:font-name="Liberation Serif" fo:font-size="12pt" fo:language="la" fo:country="VA" fo:font-style="italic" fo:font-weight="normal" officeooo:rsid="00da283e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32" style:family="text">
      <style:text-properties style:font-name="Liberation Serif" fo:font-size="12pt" fo:language="la" fo:country="VA" fo:font-style="italic" fo:font-weight="normal" officeooo:rsid="00e33e3e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33" style:family="text">
      <style:text-properties style:font-name="Liberation Serif" fo:font-size="12pt" fo:language="la" fo:country="VA" fo:font-style="italic" fo:font-weight="normal" officeooo:rsid="00e3db48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34" style:family="text">
      <style:text-properties style:font-name="Liberation Serif" fo:font-size="12pt" fo:language="la" fo:country="VA" fo:font-style="italic" style:text-underline-style="none" fo:font-weight="normal" officeooo:rsid="00509556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35" style:family="text">
      <style:text-properties style:font-name="Liberation Serif" fo:font-size="12pt" fo:language="la" fo:country="VA" fo:font-weight="normal" style:font-size-asian="12pt" style:font-weight-asian="normal" style:font-name-complex="Liberation Serif" style:font-size-complex="12pt" style:font-weight-complex="normal"/>
    </style:style>
    <style:style style:name="T136" style:family="text">
      <style:text-properties style:font-name="Liberation Serif" fo:font-size="12pt" fo:language="la" fo:country="VA" fo:font-weight="normal" officeooo:rsid="00509556" style:font-size-asian="12pt" style:font-weight-asian="normal" style:font-name-complex="Liberation Serif" style:font-size-complex="12pt" style:font-weight-complex="normal"/>
    </style:style>
    <style:style style:name="T137" style:family="text">
      <style:text-properties style:font-name="Liberation Serif" fo:font-size="12pt" fo:language="la" fo:country="VA" fo:font-weight="normal" officeooo:rsid="00d0be34" style:font-size-asian="12pt" style:font-weight-asian="normal" style:font-name-complex="Liberation Serif" style:font-size-complex="12pt" style:font-weight-complex="normal"/>
    </style:style>
    <style:style style:name="T138" style:family="text">
      <style:text-properties style:font-name="Liberation Serif" fo:font-size="12pt" fo:language="la" fo:country="VA" fo:font-weight="normal" officeooo:rsid="00d43525" style:font-size-asian="12pt" style:font-weight-asian="normal" style:font-name-complex="Liberation Serif" style:font-size-complex="12pt" style:font-weight-complex="normal"/>
    </style:style>
    <style:style style:name="T139" style:family="text">
      <style:text-properties style:font-name="Liberation Serif" fo:font-size="12pt" fo:language="la" fo:country="VA" fo:font-weight="normal" officeooo:rsid="00de1ba2" style:font-size-asian="12pt" style:font-weight-asian="normal" style:font-name-complex="Liberation Serif" style:font-size-complex="12pt" style:font-weight-complex="normal"/>
    </style:style>
    <style:style style:name="T140" style:family="text">
      <style:text-properties style:font-name="Liberation Serif" fo:font-size="12pt" fo:language="la" fo:country="VA" fo:font-style="normal" fo:font-weight="normal" officeooo:rsid="00bca057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41" style:family="text">
      <style:text-properties style:font-name="Liberation Serif" fo:font-size="12pt" fo:language="la" fo:country="VA" fo:font-style="normal" fo:font-weight="normal" officeooo:rsid="00d2ebd6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42" style:family="text">
      <style:text-properties style:font-name="Liberation Serif" fo:font-size="12pt" fo:language="la" fo:country="VA" fo:font-style="normal" fo:font-weight="normal" officeooo:rsid="00d43525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43" style:family="text">
      <style:text-properties style:font-name="Liberation Serif" fo:font-size="12pt" fo:language="la" fo:country="VA" fo:font-style="normal" fo:font-weight="normal" officeooo:rsid="00d641f1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44" style:family="text">
      <style:text-properties style:font-name="Liberation Serif" fo:font-size="12pt" fo:language="la" fo:country="VA" fo:font-style="normal" fo:font-weight="normal" officeooo:rsid="00d9d2a0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45" style:family="text">
      <style:text-properties style:font-name="Liberation Serif" fo:font-size="12pt" fo:language="la" fo:country="VA" fo:font-style="normal" fo:font-weight="normal" officeooo:rsid="00d0be34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46" style:family="text">
      <style:text-properties style:font-name="Liberation Serif" fo:font-size="12pt" fo:language="la" fo:country="VA" fo:font-style="normal" fo:font-weight="normal" officeooo:rsid="00d1d9ab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47" style:family="text">
      <style:text-properties style:font-name="Liberation Serif" fo:font-size="12pt" fo:language="la" fo:country="VA" fo:font-style="normal" fo:font-weight="normal" officeooo:rsid="00e33e3e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48" style:family="text">
      <style:text-properties style:font-name="Liberation Serif" fo:font-size="12pt" fo:language="la" fo:country="VA" fo:font-style="normal" fo:font-weight="normal" officeooo:rsid="00e3db48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49" style:family="text">
      <style:text-properties style:font-name="Liberation Serif" fo:font-size="12pt" fo:language="grc" fo:country="GR" fo:font-style="normal" fo:font-weight="normal" officeooo:rsid="004ac02a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50" style:family="text">
      <style:text-properties style:font-name="Liberation Serif" fo:font-size="12pt" fo:language="grc" fo:country="GR" fo:font-style="normal" fo:font-weight="normal" officeooo:rsid="00d43525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51" style:family="text">
      <style:text-properties style:font-name="Liberation Serif" fo:font-size="12pt" fo:language="grc" fo:country="GR" fo:font-style="normal" fo:font-weight="normal" officeooo:rsid="00d641f1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52" style:family="text">
      <style:text-properties style:font-name="Liberation Serif" fo:font-size="12pt" fo:language="grc" fo:country="GR" fo:font-style="normal" fo:font-weight="normal" officeooo:rsid="00e3db48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53" style:family="text">
      <style:text-properties style:font-name="Liberation Serif" fo:font-size="12pt" fo:language="grc" fo:country="GR" fo:font-style="normal" fo:font-weight="normal" officeooo:rsid="00e97284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54" style:family="text">
      <style:text-properties style:font-name="Liberation Serif" fo:font-size="12pt" fo:language="grc" fo:country="GR" fo:font-style="normal" fo:font-weight="normal" officeooo:rsid="00eb156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55" style:family="text">
      <style:text-properties style:font-name="Liberation Serif" fo:font-size="12pt" fo:language="grc" fo:country="GR" fo:font-style="normal" fo:font-weight="normal" officeooo:rsid="00f5d928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56" style:family="text">
      <style:text-properties style:font-name="Liberation Serif" fo:font-size="12pt" fo:language="grc" fo:country="GR" fo:font-style="normal" fo:font-weight="normal" officeooo:rsid="00f73698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57" style:family="text">
      <style:text-properties style:font-name="Liberation Serif" fo:font-size="12pt" fo:language="grc" fo:country="GR" fo:font-style="normal" fo:font-weight="normal" officeooo:rsid="002bd061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58" style:family="text">
      <style:text-properties style:font-name="Liberation Serif" fo:font-size="12pt" fo:language="grc" fo:country="GR" fo:font-style="normal" fo:font-weight="normal" officeooo:rsid="00f77576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59" style:family="text">
      <style:text-properties style:font-name="Liberation Serif" fo:font-size="12pt" fo:language="grc" fo:country="GR" fo:font-style="normal" fo:font-weight="normal" officeooo:rsid="00fb822d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60" style:family="text">
      <style:text-properties style:font-name="Liberation Serif" fo:font-size="12pt" fo:language="grc" fo:country="GR" fo:font-style="normal" fo:font-weight="normal" officeooo:rsid="00fd1866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61" style:family="text">
      <style:text-properties style:font-name="Liberation Serif" fo:font-size="12pt" fo:language="grc" fo:country="GR" fo:font-style="italic" fo:font-weight="normal" officeooo:rsid="00eb156f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62" style:family="text">
      <style:text-properties style:font-name="Liberation Serif" fo:font-size="12pt" fo:language="grc" fo:country="GR" fo:font-style="italic" fo:font-weight="normal" officeooo:rsid="00f5d928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63" style:family="text">
      <style:text-properties style:font-name="Liberation Serif" fo:font-size="12pt" fo:language="grc" fo:country="GR" fo:font-style="italic" fo:font-weight="normal" officeooo:rsid="00f73698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64" style:family="text">
      <style:text-properties style:font-name="Liberation Serif" fo:font-size="12pt" fo:language="grc" fo:country="GR" fo:font-style="italic" fo:font-weight="normal" officeooo:rsid="00fb822d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65" style:family="text">
      <style:text-properties style:font-name="Liberation Serif" fo:font-size="12pt" fo:language="grc" fo:country="GR" fo:font-style="italic" fo:font-weight="normal" officeooo:rsid="00fd1866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166" style:family="text">
      <style:text-properties officeooo:rsid="00fe58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T166">n</text:span>ō<text:span text:style-name="T166">men, ōmen ?</text:span></text:p>
      <text:p text:style-name="P64"/>
      <text:p text:style-name="P64">*, <text:span text:style-name="T111">&lt; et ? : </text:span>recherches étymologiques sur les prénoms</text:p>
      <text:p text:style-name="P65">le vertige de la reconstruction des langues</text:p>
      <text:p text:style-name="P18"/>
      <text:p text:style-name="P81"><text:span text:style-name="T120">► l’exemple du </text:span>français « <text:span text:style-name="T30">soleil</text:span> »</text:p>
      <text:p text:style-name="P19"/>
      <text:p text:style-name="P19"><text:tab/><text:span text:style-name="T81">français </text:span><text:span text:style-name="T31">soleil</text:span></text:p>
      <text:p text:style-name="P20"><text:span text:style-name="T75"><text:tab/><text:tab/>&lt; </text:span><text:span text:style-name="T82">latin tardif</text:span><text:span text:style-name="T75"> </text:span><text:span text:style-name="T28">soliclu</text:span></text:p>
      <text:p text:style-name="P1"><text:span text:style-name="T122"><text:tab/><text:tab/><text:tab/>&lt; latin </text:span><text:span text:style-name="Strong_20_Emphasis"><text:span text:style-name="T123">sōl</text:span></text:span></text:p>
      <text:p text:style-name="P1"><text:span text:style-name="Strong_20_Emphasis"><text:span text:style-name="T135"><text:tab/><text:tab/><text:tab/><text:tab/></text:span></text:span><text:span text:style-name="Strong_20_Emphasis"><text:span text:style-name="T136">&lt; proto-italique </text:span></text:span><text:span text:style-name="Strong_20_Emphasis"><text:span text:style-name="T134">*swōl</text:span></text:span></text:p>
      <text:p text:style-name="P1"><text:span text:style-name="Strong_20_Emphasis"><text:span text:style-name="T136"><text:tab/><text:tab/><text:tab/><text:tab/><text:tab/>&lt; indo-européen </text:span></text:span><text:span text:style-name="Strong_20_Emphasis"><text:span text:style-name="T134">*sóh</text:span></text:span><text:span text:style-name="Strong_20_Emphasis"><text:span text:style-name="T116">₂</text:span></text:span><text:span text:style-name="Strong_20_Emphasis"><text:span text:style-name="T134">wl̥</text:span></text:span></text:p>
      <text:p text:style-name="P2"><text:span text:style-name="Strong_20_Emphasis"><text:span text:style-name="T136"/></text:span></text:p>
      <text:p text:style-name="P1"><text:span text:style-name="Strong_20_Emphasis"><text:span text:style-name="T135"/></text:span></text:p>
      <text:p text:style-name="P66"><text:span text:style-name="T120">►</text:span><text:span text:style-name="T65">Célian</text:span></text:p>
      <text:p text:style-name="P13"/>
      <text:p text:style-name="P13"><text:tab/><text:span text:style-name="T117">&lt; forme francisée du latin </text:span><text:span text:style-name="T51">Caelius</text:span></text:p>
      <text:p text:style-name="P13"><text:tab/><text:tab/><text:span text:style-name="T119">&lt; prénom latin </text:span><text:span text:style-name="T53">Caelius</text:span></text:p>
      <text:p text:style-name="P13"><text:tab/><text:tab/><text:tab/><text:span text:style-name="T117">&lt; latin </text:span><text:span text:style-name="T52">cae</text:span><text:span text:style-name="T55">lum</text:span><text:span text:style-name="T84">, « le ciel »</text:span></text:p>
      <text:p text:style-name="P13"/>
      <text:p text:style-name="P67"><text:span text:style-name="T120">►</text:span><text:span text:style-name="T66">Dylan</text:span></text:p>
      <text:p text:style-name="P14"/>
      <text:p text:style-name="P14"><text:tab/><text:span text:style-name="T117">&lt; </text:span><text:span text:style-name="T85">prénom anglais </text:span><text:span text:style-name="T62">Dylan</text:span></text:p>
      <text:p text:style-name="P14"><text:tab/><text:tab/><text:span text:style-name="T119">&lt; </text:span><text:span text:style-name="T86">prénom gallois signifiant (?) « fils de la mer »</text:span></text:p>
      <text:p text:style-name="P5"><text:span text:style-name="Strong_20_Emphasis"><text:span text:style-name="T140"/></text:span></text:p>
      <text:p text:style-name="P68"><text:span text:style-name="T120">►</text:span><text:span text:style-name="T67">Emma</text:span></text:p>
      <text:p text:style-name="P15"/>
      <text:p text:style-name="P15"><text:tab/><text:span text:style-name="T117">&lt; </text:span><text:span text:style-name="T85">prénom anglais </text:span><text:span text:style-name="T63">Emma</text:span></text:p>
      <text:p text:style-name="P15"><text:tab/><text:tab/><text:span text:style-name="T119">&lt; </text:span><text:span text:style-name="T87">forme courte de prénoms </text:span><text:span text:style-name="T90">germaniques </text:span><text:span text:style-name="T88">commençant par </text:span><text:span text:style-name="T56">Ermin-</text:span><text:span text:style-name="T88"> ou par </text:span><text:span text:style-name="T56">Irmin-</text:span></text:p>
      <text:p text:style-name="P15"><text:span text:style-name="T87"><text:tab/><text:tab/><text:tab/></text:span><text:span text:style-name="T88">&lt; germanique </text:span><text:span text:style-name="T56">*ermunaz</text:span><text:span text:style-name="T88"> </text:span><text:span text:style-name="T89">(« entier, puissant »)</text:span></text:p>
      <text:p text:style-name="P15"><text:span text:style-name="T88"><text:tab/><text:tab/>&lt; abréviation du prénom français </text:span><text:span text:style-name="T56">Emmanuelle</text:span></text:p>
      <text:p text:style-name="P15"><text:span text:style-name="T56"><text:tab/><text:tab/><text:tab/>&lt; </text:span><text:span text:style-name="T88">hébreu עִמָּנוּאֵל, « Dieu est avec nous »</text:span></text:p>
      <text:p text:style-name="P15"><text:span text:style-name="T88"/></text:p>
      <text:p text:style-name="P69"><text:span text:style-name="T120">►</text:span><text:span text:style-name="T68">Eryne</text:span></text:p>
      <text:p text:style-name="P16"/>
      <text:p text:style-name="P16"><text:tab/><text:span text:style-name="T117">&lt; forme francisée de l’anglais </text:span><text:span text:style-name="T51">Erin</text:span><text:span text:style-name="T117"> ou </text:span><text:span text:style-name="T51">Eryn</text:span></text:p>
      <text:p text:style-name="P16"><text:tab/><text:tab/><text:span text:style-name="T119">&lt; gaélique irlandais </text:span><text:span text:style-name="T30">Éire</text:span>, <text:span text:style-name="T119">nom de l’Irlande</text:span></text:p>
      <text:p text:style-name="P16"><text:tab/><text:tab/><text:tab/><text:span text:style-name="T117">&lt; vieil irlandais </text:span><text:span text:style-name="T51">Eriu</text:span></text:p>
      <text:p text:style-name="P16"><text:tab/><text:tab/><text:tab/><text:tab/><text:span text:style-name="T117">&lt; proto-celtique </text:span><text:span text:style-name="T51">*Φīweryū</text:span><text:span text:style-name="T117"> </text:span></text:p>
      <text:p text:style-name="P16"><text:tab/><text:tab/><text:tab/><text:tab/><text:tab/><text:span text:style-name="T118">&lt; indo-européen </text:span><text:span text:style-name="T54">*piHweryon-</text:span><text:span text:style-name="T118"> (mot contenant l’idée de «riche, fertile »)</text:span></text:p>
      <text:p text:style-name="P7"><text:span text:style-name="Strong_20_Emphasis"><text:span text:style-name="T140"/></text:span></text:p>
      <text:p text:style-name="P70"><text:span text:style-name="T120">►</text:span><text:span text:style-name="T69">Guillaume</text:span></text:p>
      <text:p text:style-name="P17"/>
      <text:p text:style-name="P17"><text:tab/><text:span text:style-name="T117">&lt; </text:span><text:span text:style-name="T85">prénom </text:span><text:span text:style-name="T95">français emprunté à l’anglais </text:span><text:span text:style-name="T64">William</text:span><text:span text:style-name="T95"> et à l’allemand </text:span><text:span text:style-name="T64">Wilhelm</text:span></text:p>
      <text:p text:style-name="P17"><text:tab/><text:tab/><text:span text:style-name="T119">&lt; prénom </text:span><text:span text:style-name="T91">vieil haut allemand </text:span><text:span text:style-name="T57">Willahelm</text:span></text:p>
      <text:p text:style-name="P17"><text:span text:style-name="T91"><text:tab/><text:tab/><text:tab/>&lt; germanique </text:span><text:span text:style-name="T57">willo</text:span><text:span text:style-name="T91"> </text:span><text:span text:style-name="T92">(«volonté ») </text:span><text:span text:style-name="T91">et </text:span><text:span text:style-name="T57">helm</text:span><text:span text:style-name="T91"> (« protection »)</text:span></text:p>
      <text:p text:style-name="P6"><text:span text:style-name="Strong_20_Emphasis"><text:span text:style-name="T140"/></text:span></text:p>
      <text:p text:style-name="P6"><text:span text:style-name="Strong_20_Emphasis"><text:span text:style-name="T140"/></text:span></text:p>
      <text:p text:style-name="P6"><text:span text:style-name="Strong_20_Emphasis"><text:span text:style-name="T140"/></text:span></text:p>
      <text:p text:style-name="P6"><text:span text:style-name="Strong_20_Emphasis"><text:span text:style-name="T140"/></text:span></text:p>
      <text:p text:style-name="P6"><text:span text:style-name="Strong_20_Emphasis"><text:span text:style-name="T140"/></text:span></text:p>
      <text:p text:style-name="P6"><text:span text:style-name="Strong_20_Emphasis"><text:span text:style-name="T140"/></text:span></text:p>
      <text:p text:style-name="P71"><text:soft-page-break/><text:span text:style-name="T120">►</text:span><text:span text:style-name="T70">Laurette</text:span></text:p>
      <text:p text:style-name="P21"/>
      <text:p text:style-name="P8"><text:span text:style-name="Strong_20_Emphasis"><text:span text:style-name="T135"><text:tab/></text:span></text:span><text:span text:style-name="Strong_20_Emphasis"><text:span text:style-name="T137">&lt; prénom français </text:span></text:span><text:span text:style-name="Strong_20_Emphasis"><text:span text:style-name="T124">Laure</text:span></text:span><text:span text:style-name="Strong_20_Emphasis"><text:span text:style-name="T137"> par ajout du suffixe diminutif </text:span></text:span><text:span text:style-name="Strong_20_Emphasis"><text:span text:style-name="T124">-ette</text:span></text:span></text:p>
      <text:p text:style-name="P56"><text:span text:style-name="Strong_20_Emphasis"><text:span text:style-name="T124"><text:tab/><text:tab/>&lt; </text:span></text:span><text:span text:style-name="Strong_20_Emphasis"><text:span text:style-name="T145">prénom </text:span></text:span><text:span text:style-name="Strong_20_Emphasis"><text:span text:style-name="T146">italien</text:span></text:span><text:span text:style-name="Strong_20_Emphasis"><text:span text:style-name="T145"> </text:span></text:span><text:span text:style-name="Strong_20_Emphasis"><text:span text:style-name="T124">Laur</text:span></text:span><text:span text:style-name="Strong_20_Emphasis"><text:span text:style-name="T125">a</text:span></text:span><text:span text:style-name="Strong_20_Emphasis"><text:span text:style-name="T124"> </text:span></text:span></text:p>
      <text:p text:style-name="P55"><text:span text:style-name="Strong_20_Emphasis"><text:span text:style-name="T137"><text:tab/><text:tab/><text:tab/></text:span></text:span><text:span text:style-name="Strong_20_Emphasis"><text:span text:style-name="T138">&lt; </text:span></text:span><text:span text:style-name="Strong_20_Emphasis"><text:span text:style-name="T139">(?) </text:span></text:span><text:span text:style-name="Strong_20_Emphasis"><text:span text:style-name="T142">latin </text:span></text:span><text:span text:style-name="Strong_20_Emphasis"><text:span text:style-name="T127">laur</text:span></text:span><text:span text:style-name="Strong_20_Emphasis"><text:span text:style-name="T129">us/</text:span></text:span><text:span text:style-name="Strong_20_Emphasis"><text:span text:style-name="T130">laurea</text:span></text:span><text:span text:style-name="Strong_20_Emphasis"><text:span text:style-name="T142"> </text:span></text:span><text:span text:style-name="Strong_20_Emphasis"><text:span text:style-name="T149">« l</text:span></text:span><text:span text:style-name="Strong_20_Emphasis"><text:span text:style-name="T150">e laurier</text:span></text:span><text:span text:style-name="Strong_20_Emphasis"><text:span text:style-name="T149"> »</text:span></text:span></text:p>
      <text:p text:style-name="P9"><text:span text:style-name="Strong_20_Emphasis"><text:span text:style-name="T137"><text:tab/><text:tab/><text:tab/>&lt; prénom latin </text:span></text:span><text:span text:style-name="Strong_20_Emphasis"><text:span text:style-name="T124">L</text:span></text:span><text:span text:style-name="Strong_20_Emphasis"><text:span text:style-name="T126">aurentius</text:span></text:span><text:span text:style-name="Strong_20_Emphasis"><text:span text:style-name="T141">, au féminin </text:span></text:span><text:span text:style-name="Strong_20_Emphasis"><text:span text:style-name="T126">Laurentia</text:span></text:span></text:p>
      <text:p text:style-name="P11"><text:span text:style-name="Strong_20_Emphasis"><text:span text:style-name="T141"><text:tab/><text:tab/><text:tab/><text:tab/>&lt;</text:span></text:span><text:span text:style-name="Strong_20_Emphasis"><text:span text:style-name="T144"> latin</text:span></text:span><text:span text:style-name="Strong_20_Emphasis"><text:span text:style-name="T143"> </text:span></text:span><text:span text:style-name="Strong_20_Emphasis"><text:span text:style-name="T128">Laurentum, <text:s/></text:span></text:span><text:span text:style-name="Strong_20_Emphasis"><text:span text:style-name="T143">nom </text:span></text:span><text:span text:style-name="Strong_20_Emphasis"><text:span text:style-name="T144">d’une ville</text:span></text:span></text:p>
      <text:p text:style-name="P10"><text:span text:style-name="Strong_20_Emphasis"><text:span text:style-name="T143"><text:tab/><text:tab/><text:tab/><text:tab/><text:tab/>&lt; latin </text:span></text:span><text:span text:style-name="Strong_20_Emphasis"><text:span text:style-name="T128">laurus</text:span></text:span><text:span text:style-name="Strong_20_Emphasis"><text:span text:style-name="T131">/laurea</text:span></text:span><text:span text:style-name="Strong_20_Emphasis"><text:span text:style-name="T143">, </text:span></text:span><text:span text:style-name="Strong_20_Emphasis"><text:span text:style-name="T149">«</text:span></text:span><text:span text:style-name="Strong_20_Emphasis"><text:span text:style-name="T151">le laurier</text:span></text:span><text:span text:style-name="Strong_20_Emphasis"><text:span text:style-name="T149">»</text:span></text:span></text:p>
      <text:p text:style-name="P8"><text:span text:style-name="Strong_20_Emphasis"><text:span text:style-name="T135"/></text:span></text:p>
      <text:p text:style-name="P82"><text:span text:style-name="T121">►</text:span><text:span text:style-name="T61">Léo</text:span></text:p>
      <text:p text:style-name="P22"/>
      <text:p text:style-name="P22"><text:span text:style-name="T8"><text:tab/>&lt; latin </text:span><text:span text:style-name="T30">leō</text:span> <text:span text:style-name="T16">(« lion »)</text:span></text:p>
      <text:p text:style-name="P52"><text:tab/><text:tab/><text:span text:style-name="T16">&lt; grec ancien </text:span><text:span text:style-name="T19">λέων</text:span><text:span text:style-name="T17"> </text:span><text:span text:style-name="T18">(</text:span><text:span text:style-name="T20">[léôn] </text:span><text:span text:style-name="T18">« lion »)</text:span></text:p>
      <text:p text:style-name="P52"><text:span text:style-name="T18"><text:tab/><text:tab/><text:tab/></text:span><text:span text:style-name="T21">&lt; mot probablement non indo-européen </text:span><text:span text:style-name="T22">et emprunté à une langue inconnue</text:span></text:p>
      <text:p text:style-name="P4"><text:span text:style-name="Strong_20_Emphasis"><text:span text:style-name="T135"/></text:span></text:p>
      <text:p text:style-name="P73"><text:span text:style-name="T120">►</text:span><text:span text:style-name="T71">Maëlys</text:span></text:p>
      <text:p text:style-name="P51"/>
      <text:p text:style-name="P57"><text:span text:style-name="Strong_20_Emphasis"><text:span text:style-name="T135"><text:tab/></text:span></text:span><text:span text:style-name="Strong_20_Emphasis"><text:span text:style-name="T137">&lt; </text:span></text:span><text:span text:style-name="Strong_20_Emphasis"><text:span text:style-name="T147">forme féminine de </text:span></text:span><text:span text:style-name="Strong_20_Emphasis"><text:span text:style-name="T132">Maël</text:span></text:span><text:span text:style-name="Strong_20_Emphasis"><text:span text:style-name="T147">, prénom breton</text:span></text:span></text:p>
      <text:p text:style-name="P58"><text:span text:style-name="Strong_20_Emphasis"><text:span text:style-name="T147"><text:tab/><text:tab/></text:span></text:span><text:span text:style-name="Strong_20_Emphasis"><text:span text:style-name="T148">&lt; celtique </text:span></text:span><text:span text:style-name="Strong_20_Emphasis"><text:span text:style-name="T133">magalos</text:span></text:span><text:span text:style-name="Strong_20_Emphasis"><text:span text:style-name="T148">, </text:span></text:span><text:span text:style-name="Strong_20_Emphasis"><text:span text:style-name="T149">«</text:span></text:span><text:span text:style-name="Strong_20_Emphasis"><text:span text:style-name="T152">le prince</text:span></text:span><text:span text:style-name="Strong_20_Emphasis"><text:span text:style-name="T149">»</text:span></text:span></text:p>
      <text:p text:style-name="P58"><text:span text:style-name="Strong_20_Emphasis"><text:span text:style-name="T149"/></text:span></text:p>
      <text:p text:style-name="P74"><text:span text:style-name="T120">►</text:span><text:span text:style-name="T72">Nathéo</text:span></text:p>
      <text:p text:style-name="P59"><text:span text:style-name="Strong_20_Emphasis"><text:span text:style-name="T149"><text:tab/><text:tab/></text:span></text:span></text:p>
      <text:p text:style-name="P57"><text:span text:style-name="Strong_20_Emphasis"><text:span text:style-name="T149"><text:tab/></text:span></text:span><text:span text:style-name="Strong_20_Emphasis"><text:span text:style-name="T153">&gt; </text:span></text:span><text:span text:style-name="Strong_20_Emphasis"><text:span text:style-name="T154">forme hybride des prénoms </text:span></text:span><text:span text:style-name="Strong_20_Emphasis"><text:span text:style-name="T161">Nathanaël</text:span></text:span><text:span text:style-name="Strong_20_Emphasis"><text:span text:style-name="T154"> et </text:span></text:span><text:span text:style-name="Strong_20_Emphasis"><text:span text:style-name="T161">Théo</text:span></text:span></text:p>
      <text:p text:style-name="P12"><text:span text:style-name="Strong_20_Emphasis"><text:span text:style-name="T126"/></text:span></text:p>
      <text:p text:style-name="P50"><text:tab/><text:tab/><text:span text:style-name="T114">&lt; grec ancien Ναθαναήλ [nat</text:span><text:span text:style-name="T97">h</text:span><text:span text:style-name="T114">anaêl] (prénom)</text:span></text:p>
      <text:p text:style-name="P50"><text:tab/><text:tab/><text:tab/>&lt; hébreu נְתַנְאֵל <text:span text:style-name="T96">[net</text:span><text:span text:style-name="T97">h</text:span><text:span text:style-name="T96">anêl], « don de Dieu »</text:span></text:p>
      <text:p text:style-name="P50"/>
      <text:p text:style-name="P28"><text:tab/><text:tab/>&lt; <text:span text:style-name="T24">abréviation de différents prénoms comme </text:span><text:span text:style-name="T58">Théophène, Théophile</text:span><text:span text:style-name="T24">, …</text:span></text:p>
      <text:p text:style-name="P28"><text:tab/><text:tab/><text:tab/><text:span text:style-name="T5">&lt; grec ancien </text:span><text:span text:style-name="T30">θεός</text:span> <text:span text:style-name="T6">([t</text:span><text:span text:style-name="T97">h</text:span><text:span text:style-name="T6">éos] « dieu »)</text:span></text:p>
      <text:p text:style-name="P28"><text:span text:style-name="Strong_20_Emphasis"><text:span text:style-name="T26"><text:tab/><text:tab/><text:tab/><text:tab/></text:span></text:span><text:span text:style-name="Strong_20_Emphasis"><text:span text:style-name="T27">&lt; indo-européen </text:span></text:span><text:span text:style-name="Strong_20_Emphasis"><text:span text:style-name="T29">*dʰéh</text:span></text:span><text:span text:style-name="Strong_20_Emphasis"><text:span text:style-name="T115">₁</text:span></text:span><text:span text:style-name="Strong_20_Emphasis"><text:span text:style-name="T29">s, </text:span></text:span><text:span text:style-name="Strong_20_Emphasis"><text:span text:style-name="T27">« celui qui fait, celui qui place »</text:span></text:span></text:p>
      <text:p text:style-name="P1"><text:span text:style-name="Strong_20_Emphasis"><text:span text:style-name="T135"/></text:span></text:p>
      <text:p text:style-name="P75"><text:span text:style-name="T120">►</text:span><text:span text:style-name="T73">Théa</text:span></text:p>
      <text:p text:style-name="P61"><text:span text:style-name="Strong_20_Emphasis"><text:span text:style-name="T149"><text:tab/></text:span></text:span></text:p>
      <text:p text:style-name="P61"><text:span text:style-name="Strong_20_Emphasis"><text:span text:style-name="T149"><text:tab/></text:span></text:span><text:span text:style-name="Strong_20_Emphasis"><text:span text:style-name="T156">&gt; </text:span></text:span><text:span text:style-name="Strong_20_Emphasis"><text:span text:style-name="T158">(?) </text:span></text:span><text:span text:style-name="Strong_20_Emphasis"><text:span text:style-name="T156">grec ancien </text:span></text:span><text:span text:style-name="Strong_20_Emphasis"><text:span text:style-name="T163">θέα</text:span></text:span><text:span text:style-name="Strong_20_Emphasis"><text:span text:style-name="T156"> </text:span></text:span><text:span text:style-name="Strong_20_Emphasis"><text:span text:style-name="T157">([t</text:span></text:span><text:span text:style-name="Strong_20_Emphasis"><text:span text:style-name="T99">h</text:span></text:span><text:span text:style-name="Strong_20_Emphasis"><text:span text:style-name="T157">é</text:span></text:span><text:span text:style-name="Strong_20_Emphasis"><text:span text:style-name="T156">a</text:span></text:span><text:span text:style-name="Strong_20_Emphasis"><text:span text:style-name="T157">] « d</text:span></text:span><text:span text:style-name="Strong_20_Emphasis"><text:span text:style-name="T156">éesse</text:span></text:span><text:span text:style-name="Strong_20_Emphasis"><text:span text:style-name="T157"> »)</text:span></text:span></text:p>
      <text:p text:style-name="P60"><text:span text:style-name="Strong_20_Emphasis"><text:span text:style-name="T149"><text:tab/></text:span></text:span><text:span text:style-name="Strong_20_Emphasis"><text:span text:style-name="T153">&gt; </text:span></text:span><text:span text:style-name="Strong_20_Emphasis"><text:span text:style-name="T156">(?) </text:span></text:span><text:span text:style-name="Strong_20_Emphasis"><text:span text:style-name="T155">forme féminine du prénom français </text:span></text:span><text:span text:style-name="Strong_20_Emphasis"><text:span text:style-name="T162">Théo</text:span></text:span></text:p>
      <text:p text:style-name="P29"><text:tab/><text:tab/>&lt; <text:span text:style-name="T24">abréviation de différents prénoms comme </text:span><text:span text:style-name="T58">Théophène, Théophile, …</text:span></text:p>
      <text:p text:style-name="P29"><text:tab/><text:tab/><text:tab/><text:span text:style-name="T5">&lt; grec ancien </text:span><text:span text:style-name="T30">θεός</text:span> <text:span text:style-name="T6">([t</text:span><text:span text:style-name="T97">h</text:span><text:span text:style-name="T6">éos] « dieu »)</text:span></text:p>
      <text:p text:style-name="P29"><text:span text:style-name="Strong_20_Emphasis"><text:span text:style-name="T25"><text:tab/><text:tab/><text:tab/><text:tab/></text:span></text:span><text:span text:style-name="Strong_20_Emphasis"><text:span text:style-name="T27">&lt; indo-européen </text:span></text:span><text:span text:style-name="Strong_20_Emphasis"><text:span text:style-name="T29">*dʰéh</text:span></text:span><text:span text:style-name="Strong_20_Emphasis"><text:span text:style-name="T115">₁</text:span></text:span><text:span text:style-name="Strong_20_Emphasis"><text:span text:style-name="T29">s, </text:span></text:span><text:span text:style-name="Strong_20_Emphasis"><text:span text:style-name="T27">« celui qui fait, celui qui place »</text:span></text:span></text:p>
      <text:p text:style-name="P60"><text:span text:style-name="Strong_20_Emphasis"><text:span text:style-name="T135"/></text:span></text:p>
      <text:p text:style-name="P1"><text:span text:style-name="Strong_20_Emphasis"><text:span text:style-name="T135"/></text:span></text:p>
      <text:p text:style-name="P76"><text:span text:style-name="T120">►</text:span><text:span text:style-name="T74">Valentine</text:span></text:p>
      <text:p text:style-name="P62"><text:span text:style-name="Strong_20_Emphasis"><text:span text:style-name="T149"><text:tab/></text:span></text:span></text:p>
      <text:p text:style-name="P62"><text:span text:style-name="Strong_20_Emphasis"><text:span text:style-name="T149"><text:tab/></text:span></text:span><text:span text:style-name="Strong_20_Emphasis"><text:span text:style-name="T159">&gt; forme féminine de </text:span></text:span><text:span text:style-name="Strong_20_Emphasis"><text:span text:style-name="T164">Valentin</text:span></text:span></text:p>
      <text:p text:style-name="P63"><text:span text:style-name="Strong_20_Emphasis"><text:span text:style-name="T164"><text:tab/><text:tab/>&gt; </text:span></text:span><text:span text:style-name="Strong_20_Emphasis"><text:span text:style-name="T160">latin </text:span></text:span><text:span text:style-name="Strong_20_Emphasis"><text:span text:style-name="T165">ualēns</text:span></text:span><text:span text:style-name="Strong_20_Emphasis"><text:span text:style-name="T160">, </text:span></text:span><text:span text:style-name="Strong_20_Emphasis"><text:span text:style-name="T157">« </text:span></text:span><text:span text:style-name="Strong_20_Emphasis"><text:span text:style-name="T160">fort, vigoureux</text:span></text:span><text:span text:style-name="Strong_20_Emphasis"><text:span text:style-name="T157">»</text:span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oft-page-break/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1"><text:span text:style-name="Strong_20_Emphasis"><text:span text:style-name="T135"/></text:span></text:p>
      <text:p text:style-name="P72"><text:span text:style-name="T120">►</text:span><text:span text:style-name="T30">Alanisse</text:span></text:p>
      <text:p text:style-name="P23"/>
      <text:p text:style-name="P23"><text:tab/>&lt; <text:span text:style-name="T9">forme féminisée d’</text:span><text:span text:style-name="T32">Alanis</text:span><text:span text:style-name="T9">, prénom anglais</text:span></text:p>
      <text:p text:style-name="P24"><text:tab/><text:tab/><text:span text:style-name="T10">&lt; forme féminine du vieux breton </text:span><text:span text:style-name="T33">Alan</text:span><text:span text:style-name="T10"> (&gt; </text:span><text:span text:style-name="T33">Alain</text:span><text:span text:style-name="T10"> en français), </text:span></text:p>
      <text:p text:style-name="P30"><text:tab/><text:tab/> <text:s text:c="2"/>mot apporté par les Normands</text:p>
      <text:p text:style-name="P23"><text:tab/><text:tab/><text:tab/><text:span text:style-name="T10">&lt; (?) nom d’une divinité celtique</text:span></text:p>
      <text:p text:style-name="P23"/>
      <text:p text:style-name="P77"><text:span text:style-name="T120">►</text:span><text:span text:style-name="T30">Anthony</text:span></text:p>
      <text:p text:style-name="P31"/>
      <text:p text:style-name="P31"><text:tab/>&lt; <text:span text:style-name="T3">anglais </text:span><text:span text:style-name="T34">Anthony</text:span><text:span text:style-name="T3">, le </text:span><text:span text:style-name="T34">-h-</text:span><text:span text:style-name="T3"> venant d’un faux rapprochement avec le mot grec </text:span><text:span text:style-name="T34">ἄνθος</text:span><text:span text:style-name="T3"> [ant</text:span><text:span text:style-name="T97">h</text:span><text:span text:style-name="T3">os]</text:span></text:p>
      <text:p text:style-name="P34"><text:tab/> <text:s text:c="2"/>(la fleur) </text:p>
      <text:p text:style-name="P32"><text:span text:style-name="T3"><text:tab/><text:tab/>&lt; </text:span><text:span text:style-name="T30">Antōnius</text:span> « nom de famille, en particulier nom de Marcus Antōnius, </text:p>
      <text:p text:style-name="P32"><text:tab/><text:tab/> <text:s text:c="2"/>général de Jules César »</text:p>
      <text:p text:style-name="P32"><text:tab/><text:tab/><text:tab/><text:span text:style-name="T100">&lt; (?) grec ancien </text:span><text:span text:style-name="T42">Ἄντων</text:span><text:span text:style-name="T100"> [antôn], fils d’Héraklès</text:span></text:p>
      <text:p text:style-name="P33"/>
      <text:p text:style-name="P72"><text:span text:style-name="T120">►</text:span><text:span text:style-name="T30">Benjamin</text:span></text:p>
      <text:p text:style-name="P53"/>
      <text:p text:style-name="P53"><text:tab/><text:span text:style-name="T12">&lt; grec ancien </text:span><text:span text:style-name="T35">Βενιαμίν </text:span><text:span text:style-name="T76">[</text:span><text:span text:style-name="T79">b</text:span><text:span text:style-name="T76">éniamin]</text:span></text:p>
      <text:p text:style-name="P25"><text:tab/><text:tab/>&lt; <text:span text:style-name="T11">hébreu בִּנְיָמִין‎ ([binyâmin] « fils des jours, sous-entendu anciens »), </text:span></text:p>
      <text:p text:style-name="P35"><text:tab/><text:tab/> <text:s text:c="2"/>en particulier le plus jeune des fils de Jacob et de Rachel.</text:p>
      <text:p text:style-name="P33"/>
      <text:p text:style-name="P78"><text:span text:style-name="T120">►</text:span><text:span text:style-name="T30">Charlène</text:span></text:p>
      <text:p text:style-name="P36"/>
      <text:p text:style-name="P36"><text:tab/>&lt; anglais <text:span text:style-name="T30">Charlene</text:span> (XIXe), <text:span text:style-name="T4">forme féminine du prénom anglais </text:span><text:span text:style-name="T36">Charles</text:span></text:p>
      <text:p text:style-name="P36"><text:tab/><text:tab/>&lt; vieux français <text:span text:style-name="T30">Charles</text:span></text:p>
      <text:p text:style-name="P36"><text:tab/><text:tab/><text:tab/>&lt; germanique <text:span text:style-name="T30">Karl</text:span></text:p>
      <text:p text:style-name="P36"><text:tab/><text:tab/><text:tab/><text:tab/>&lt; proto-germanique <text:span text:style-name="T30">*karlaz</text:span> (« homme, esprit libre »)</text:p>
      <text:p text:style-name="P36"><text:tab/><text:tab/><text:tab/><text:tab/><text:tab/><text:span text:style-name="T101">&lt; indo-européen </text:span><text:span text:style-name="T43">*ǵerh₂-</text:span><text:span text:style-name="T101"> (« gagner en âge, vieillir »)</text:span></text:p>
      <text:p text:style-name="P37"/>
      <text:p text:style-name="P79"><text:span text:style-name="T120">►</text:span><text:span text:style-name="T30">Doriane</text:span></text:p>
      <text:p text:style-name="P38"/>
      <text:p text:style-name="P38"><text:tab/>&lt; forme féminine du prénom <text:span text:style-name="T30">Dorian</text:span>, déformation du prénom « Théodore »</text:p>
      <text:p text:style-name="P39"><text:span text:style-name="T5"><text:tab/><text:tab/>&lt; grec ancien </text:span><text:span text:style-name="T30">θεός</text:span> <text:span text:style-name="T6">(</text:span><text:span text:style-name="T93">[</text:span><text:span text:style-name="T94">t</text:span><text:span text:style-name="T98">h</text:span><text:span text:style-name="T94">éos</text:span><text:span text:style-name="T93">] </text:span><text:span text:style-name="T6">« dieu ») et </text:span><text:span text:style-name="T30">δῶρον</text:span> <text:span text:style-name="T6">(</text:span><text:span text:style-name="T93">[</text:span><text:span text:style-name="T94">dôron</text:span><text:span text:style-name="T93">] « </text:span><text:span text:style-name="T6">cadeau »)</text:span></text:p>
      <text:p text:style-name="P39"><text:tab/><text:tab/><text:tab/><text:span text:style-name="T102">&lt; indo-européen </text:span><text:span text:style-name="T44">*dʰéh₁s</text:span><text:span text:style-name="T102"> (« celui qui fait, celui qui place »)</text:span></text:p>
      <text:p text:style-name="P39"><text:tab/><text:tab/><text:tab/><text:span text:style-name="T103">&lt; indo-européen </text:span><text:span text:style-name="T45">*déh₃rom</text:span><text:span text:style-name="T103"> (« cadeau »)</text:span></text:p>
      <text:p text:style-name="P40"/>
      <text:p text:style-name="P72"><text:span text:style-name="T120">►</text:span>Franck</text:p>
      <text:p text:style-name="P23"/>
      <text:p text:style-name="P23"><text:tab/>&lt; <text:span text:style-name="T13">vieil anglais </text:span><text:span text:style-name="T37">Franca</text:span><text:span text:style-name="T13"> (« un Franc »)</text:span></text:p>
      <text:p text:style-name="P41"><text:span text:style-name="T8"><text:tab/><text:tab/>&lt; proto-germanique </text:span><text:span text:style-name="T37">*franca</text:span><text:span text:style-name="T13"> (« lance, javelot »)</text:span></text:p>
      <text:p text:style-name="P41"/>
      <text:p text:style-name="P83"><text:span text:style-name="T121">►</text:span><text:span text:style-name="T60">Joy</text:span><text:span text:style-name="T109"> </text:span></text:p>
      <text:p text:style-name="P42"/>
      <text:p text:style-name="P42"><text:tab/>&lt; anglais <text:span text:style-name="T30">joy</text:span> </text:p>
      <text:p text:style-name="P42"><text:tab/><text:tab/>&lt; ancien français <text:span text:style-name="T30">joie</text:span> </text:p>
      <text:p text:style-name="P42"><text:soft-page-break/><text:tab/><text:tab/><text:tab/>&lt; latin tardif <text:span text:style-name="T30">gaudia</text:span> </text:p>
      <text:p text:style-name="P42"><text:tab/><text:tab/><text:tab/><text:tab/>&lt; latin classique <text:span text:style-name="T30">gaudium</text:span> (pluriel <text:span text:style-name="T30">gaudia</text:span> « <text:span text:style-name="T1">joie »</text:span>)</text:p>
      <text:p text:style-name="P42"><text:tab/><text:tab/><text:tab/><text:tab/><text:tab/><text:span text:style-name="T104">&lt; indo-européen </text:span><text:span text:style-name="T46">*geh₂w-</text:span><text:span text:style-name="T104"> (« réjouir »)</text:span></text:p>
      <text:p text:style-name="P43"/>
      <text:p text:style-name="P84"><text:span text:style-name="T121">►</text:span><text:span text:style-name="T59">Jules</text:span></text:p>
      <text:p text:style-name="P44"/>
      <text:p text:style-name="P44"><text:tab/>&lt; latin <text:span text:style-name="T30">Iūlius</text:span> « nom de famille, en particulier nom de <text:span text:style-name="T2">Ca</text:span>ius Iūlius Caesar »</text:p>
      <text:p text:style-name="P44"><text:tab/> <text:s text:c="2"/><text:span text:style-name="T106">Il est à noter que Jules César répandit l’idée que sa famille descendait de la déesse</text:span><text:span text:style-name="T80"> Vénus.</text:span></text:p>
      <text:p text:style-name="P44"><text:tab/><text:tab/><text:span text:style-name="T105">&lt; (?) nom de famille en latin archaïque *</text:span><text:span text:style-name="T41">Iouilios</text:span><text:span text:style-name="T105"> (« qui descend de Jupiter »)</text:span></text:p>
      <text:p text:style-name="P44"><text:tab/><text:tab/><text:tab/><text:span text:style-name="T112">&lt; </text:span><text:span text:style-name="T49">Iūppiter</text:span><text:span text:style-name="T112">, nom du roi des dieux</text:span></text:p>
      <text:p text:style-name="P44"><text:tab/><text:tab/><text:tab/><text:tab/><text:span text:style-name="T112">&lt; indo-européen </text:span><text:span text:style-name="T49">*dyḗws</text:span><text:span text:style-name="T112"> « ciel, dieu du ciel »</text:span></text:p>
      <text:p text:style-name="P44"><text:tab/><text:tab/><text:tab/><text:tab/><text:span text:style-name="T113">&lt; indo-européen </text:span><text:span text:style-name="T50">*ph₂tḗr</text:span><text:span text:style-name="T113"> « père »</text:span></text:p>
      <text:p text:style-name="P44"/>
      <text:p text:style-name="P72"><text:span text:style-name="T120">►</text:span><text:span text:style-name="T30">Justin</text:span></text:p>
      <text:p text:style-name="P23"/>
      <text:p text:style-name="P23"><text:tab/>&lt; <text:span text:style-name="T14">latin tardif </text:span><text:span text:style-name="T38">Iustīnus</text:span><text:span text:style-name="T14">, nom d’un saint mort en 165 </text:span><text:span text:style-name="T48">post Christum</text:span></text:p>
      <text:p text:style-name="P23"><text:tab/><text:tab/><text:span text:style-name="T14">&lt; latin </text:span><text:span text:style-name="T38">iustus</text:span><text:span text:style-name="T14"> (« juste »)</text:span></text:p>
      <text:p text:style-name="P23"><text:tab/><text:tab/><text:tab/><text:span text:style-name="T107">&lt; indo-européen </text:span><text:span text:style-name="T47">*h₂yew-</text:span><text:span text:style-name="T107"> (« justice, loi »)</text:span></text:p>
      <text:p text:style-name="P44"/>
      <text:p text:style-name="P72"><text:span text:style-name="T120">►</text:span><text:span text:style-name="T30">Léane</text:span></text:p>
      <text:p text:style-name="P23"/>
      <text:p text:style-name="P23"><text:tab/>&lt; <text:span text:style-name="T15">variante orthographique du prénom français </text:span><text:span text:style-name="T39">Léanne</text:span></text:p>
      <text:p text:style-name="P23"><text:tab/><text:tab/><text:span text:style-name="T15">&lt; prénom anglais </text:span><text:span text:style-name="T39">Leanne</text:span></text:p>
      <text:p text:style-name="P23"><text:tab/><text:tab/><text:tab/><text:span text:style-name="T15">&lt; prénoms anglais </text:span><text:span text:style-name="T39">Lee</text:span><text:span text:style-name="T15">/</text:span><text:span text:style-name="T39">Leigh</text:span><text:span text:style-name="T15"> + </text:span><text:span text:style-name="T39">Anne</text:span></text:p>
      <text:p text:style-name="P45"><text:span text:style-name="T8"><text:tab/><text:tab/><text:tab/><text:tab/>&lt; (?) </text:span><text:span text:style-name="T39">leigh</text:span><text:span text:style-name="T15"> (« bois, clairière ») + חַנָּה, (</text:span><text:span text:style-name="T77">[</text:span><text:span text:style-name="T108">ḥ</text:span><text:span text:style-name="T77">annah</text:span><text:span text:style-name="T78">]</text:span><text:span text:style-name="T15">, « la grâce »)</text:span></text:p>
      <text:p text:style-name="P44"/>
      <text:p text:style-name="P72"><text:span text:style-name="T120">►</text:span><text:span text:style-name="T30">Léo</text:span></text:p>
      <text:p text:style-name="P46"/>
      <text:p text:style-name="P46"><text:span text:style-name="T8"><text:tab/>&lt; latin </text:span><text:span text:style-name="T30">leō</text:span> <text:span text:style-name="T16">(« lion »)</text:span></text:p>
      <text:p text:style-name="P54"><text:tab/><text:tab/><text:span text:style-name="T16">&lt; grec ancien </text:span><text:span text:style-name="T19">λέων</text:span><text:span text:style-name="T17"> </text:span><text:span text:style-name="T18">(</text:span><text:span text:style-name="T20">[léôn] </text:span><text:span text:style-name="T18">« lion »)</text:span></text:p>
      <text:p text:style-name="P54"><text:span text:style-name="T18"><text:tab/><text:tab/><text:tab/></text:span><text:span text:style-name="T21">&lt; mot probablement non indo-européen </text:span><text:span text:style-name="T22">et emprunté à une langue inconnue</text:span></text:p>
      <text:p text:style-name="P44"/>
      <text:p text:style-name="P72"><text:span text:style-name="T120">►</text:span><text:span text:style-name="T30">Marion</text:span></text:p>
      <text:p text:style-name="P23"/>
      <text:p text:style-name="P23"><text:tab/>&lt; <text:span text:style-name="T23">diminutif de </text:span><text:span text:style-name="T40">Marie</text:span></text:p>
      <text:p text:style-name="P23"><text:tab/><text:tab/><text:span text:style-name="T23">&lt; grec ancien </text:span><text:span text:style-name="T40">Μαρία </text:span><text:span text:style-name="T83">[Maria]</text:span></text:p>
      <text:p text:style-name="P23"><text:tab/><text:tab/><text:tab/><text:span text:style-name="T23">&lt; hébreu מִרְיָם‎ [miryām], un prénom féminin</text:span></text:p>
      <text:p text:style-name="P44"/>
      <text:p text:style-name="P80"><text:span text:style-name="T120">►</text:span><text:span text:style-name="T30">Nathanaël</text:span></text:p>
      <text:p text:style-name="P47"/>
      <text:p text:style-name="P48"><text:tab/><text:span text:style-name="T114">&lt; grec ancien Ναθαναήλ [nat</text:span><text:span text:style-name="T97">h</text:span><text:span text:style-name="T114">anaêl], prénom</text:span></text:p>
      <text:p text:style-name="P47"><text:tab/><text:tab/>&lt; hébreu נְתַנְאֵל <text:span text:style-name="T96">[net</text:span><text:span text:style-name="T97">h</text:span><text:span text:style-name="T96">anêl], « don de Dieu »</text:span></text:p>
      <text:p text:style-name="P49"/>
      <text:p text:style-name="P72"><text:span text:style-name="T120">►</text:span><text:span text:style-name="T30">Theo</text:span></text:p>
      <text:p text:style-name="P23"/>
      <text:p text:style-name="P23"><text:tab/><text:span text:style-name="T110">&lt; variante orthographique du prénom français Théo</text:span></text:p>
      <text:p text:style-name="P23"><text:tab/><text:tab/>&lt; <text:span text:style-name="T24">abréviation de différents prénoms comme Théophène, Théophile, …</text:span></text:p>
      <text:p text:style-name="P26"><text:tab/><text:tab/><text:tab/><text:span text:style-name="T5">&lt; grec ancien </text:span><text:span text:style-name="T30">θεός</text:span> <text:span text:style-name="T6">([t</text:span><text:span text:style-name="T97">h</text:span><text:span text:style-name="T6">éos] « dieu »)</text:span></text:p>
      <text:p text:style-name="P27"><text:tab/><text:tab/><text:tab/><text:tab/><text:span text:style-name="T102">&lt; indo-européen </text:span><text:span text:style-name="T44">*dʰéh₁s</text:span><text:span text:style-name="T102"> (« celui qui fait, celui qui place »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2:53:12.285178158</meta:creation-date>
    <meta:generator>LibreOffice/6.0.7.3$Linux_X86_64 LibreOffice_project/00m0$Build-3</meta:generator>
    <dc:date>2020-10-31T16:55:57.956713467</dc:date>
    <meta:editing-duration>PT4H11M48S</meta:editing-duration>
    <meta:editing-cycles>171</meta:editing-cycles>
    <meta:print-date>2020-10-31T16:47:48.273238718</meta:print-date>
    <meta:document-statistic meta:table-count="0" meta:image-count="0" meta:object-count="0" meta:page-count="4" meta:paragraph-count="132" meta:word-count="834" meta:character-count="4865" meta:non-whitespace-character-count="3920"/>
  </office:meta>
</office:document-meta>
</file>